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 style:data-style-name="N37">
      <style:table-cell-properties fo:background-color="#ffff00"/>
    </style: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5" style:family="table-cell" style:parent-style-name="Default" style:data-style-name="N37">
      <style:table-cell-properties fo:background-color="#c9211e" style:rotation-align="none"/>
      <style:text-properties style:use-window-font-color="true"/>
    </style:style>
    <style:style style:name="ce6" style:family="table-cell" style:parent-style-name="Default" style:data-style-name="N37">
      <style:table-cell-properties fo:background-color="transparent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 style:rotation-align="none"/>
    </style:style>
    <style:style style:name="ce10" style:family="table-cell" style:parent-style-name="Default">
      <style:table-cell-properties fo:background-color="#c9211e" style:rotation-align="none"/>
      <style:text-properties style:use-window-font-color="true"/>
    </style:style>
    <style:style style:name="ce4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9211e"/>
      <style:text-properties style:use-window-font-color="tru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/>
    <style:style style:name="ce19" style:family="table-cell" style:parent-style-name="Default" style:data-style-name="N2">
      <style:table-cell-properties fo:background-color="#c9211e"/>
      <style:text-properties style:use-window-font-color="true"/>
    </style:style>
    <style:style style:name="ce21" style:family="table-cell" style:parent-style-name="Default"/>
    <style:style style:name="ce46" style:family="table-cell" style:parent-style-name="Default" style:data-style-name="N37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49" style:family="table-cell" style:parent-style-name="Default">
      <style:table-cell-properties fo:background-color="#ff0000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ff0000"/>
    </style:style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6" table:default-cell-style-name="ce53"/>
        <table:table-column table:style-name="co4" table:default-cell-style-name="Default"/>
        <table:table-column table:style-name="co7" table:default-cell-style-name="ce21"/>
        <table:table-column table:style-name="co4" table:number-columns-repeated="99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_err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_err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/>
          <table:table-cell table:style-name="ce42" office:value-type="float" office:value="35.5" calcext:value-type="float">
            <text:p>35.5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G2])/[.G2]/[.G2]" office:value-type="float" office:value="0.0434040864907756" calcext:value-type="float">
            <text:p>0.04</text:p>
          </table:table-cell>
          <table:table-cell table:formula="of:=[.E2]-[.G2]" office:value-type="float" office:value="54.7" calcext:value-type="float">
            <text:p>54.70</text:p>
          </table:table-cell>
          <table:table-cell table:formula="of:=[.G2]^3/[.S2]" office:value-type="float" office:value="817.89533820841" calcext:value-type="float">
            <text:p>817.90</text:p>
          </table:table-cell>
          <table:table-cell office:value-type="float" office:value="3.10884054869809" calcext:value-type="float">
            <text:p>3.11</text:p>
          </table:table-cell>
          <table:table-cell office:value-type="float" office:value="0.0464810342755996" calcext:value-type="float">
            <text:p>0.05</text:p>
          </table:table-cell>
          <table:table-cell table:formula="of:=[.S2]/[.G2]" office:value-type="float" office:value="1.54084507042254" calcext:value-type="float">
            <text:p>1.54</text:p>
          </table:table-cell>
          <table:table-cell table:formula="of:=[.V2]/[.D2]" office:value-type="float" office:value="0.00202091453372172" calcext:value-type="float">
            <text:p>0.00202091453372172</text:p>
          </table:table-cell>
          <table:table-cell office:value-type="float" office:value="0.0434836500703623" calcext:value-type="float">
            <text:p>0.0434836500703623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/>
          <table:table-cell table:style-name="ce42" office:value-type="float" office:value="36.8" calcext:value-type="float">
            <text:p>36.8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G3])/[.G3]/[.G3]" office:value-type="float" office:value="0.0481450850661626" calcext:value-type="float">
            <text:p>0.05</text:p>
          </table:table-cell>
          <table:table-cell table:formula="of:=[.E3]-[.G3]" office:value-type="float" office:value="65.2" calcext:value-type="float">
            <text:p>65.20</text:p>
          </table:table-cell>
          <table:table-cell table:formula="of:=[.G3]^3/[.S3]" office:value-type="float" office:value="764.356319018405" calcext:value-type="float">
            <text:p>764.36</text:p>
          </table:table-cell>
          <table:table-cell office:value-type="float" office:value="6.87041265666173" calcext:value-type="float">
            <text:p>6.87</text:p>
          </table:table-cell>
          <table:table-cell office:value-type="float" office:value="0.0997923873734656" calcext:value-type="float">
            <text:p>0.10</text:p>
          </table:table-cell>
          <table:table-cell table:formula="of:=[.S3]/[.G3]" office:value-type="float" office:value="1.77173913043478" calcext:value-type="float">
            <text:p>1.77</text:p>
          </table:table-cell>
          <table:table-cell table:formula="of:=[.V3]/[.D3]" office:value-type="float" office:value="0.00415801614056107" calcext:value-type="float">
            <text:p>0.00415801614056107</text:p>
          </table:table-cell>
          <table:table-cell office:value-type="float" office:value="0.090292735004983" calcext:value-type="float">
            <text:p>0.090292735004983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/>
          <table:table-cell table:style-name="ce42" office:value-type="float" office:value="30.3" calcext:value-type="float">
            <text:p>30.3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G4])/[.G4]/[.G4]" office:value-type="float" office:value="0.0541341262839155" calcext:value-type="float">
            <text:p>0.05</text:p>
          </table:table-cell>
          <table:table-cell table:formula="of:=[.E4]-[.G4]" office:value-type="float" office:value="49.7" calcext:value-type="float">
            <text:p>49.70</text:p>
          </table:table-cell>
          <table:table-cell table:formula="of:=[.G4]^3/[.S4]" office:value-type="float" office:value="559.720865191147" calcext:value-type="float">
            <text:p>559.72</text:p>
          </table:table-cell>
          <table:table-cell office:value-type="float" office:value="2.45844703511081" calcext:value-type="float">
            <text:p>2.46</text:p>
          </table:table-cell>
          <table:table-cell office:value-type="float" office:value="0.236635631308182" calcext:value-type="float">
            <text:p>0.24</text:p>
          </table:table-cell>
          <table:table-cell table:formula="of:=[.S4]/[.G4]" office:value-type="float" office:value="1.64026402640264" calcext:value-type="float">
            <text:p>1.64</text:p>
          </table:table-cell>
          <table:table-cell table:formula="of:=[.V4]/[.D4]" office:value-type="float" office:value="0.00985981797117425" calcext:value-type="float">
            <text:p>0.00985981797117425</text:p>
          </table:table-cell>
          <table:table-cell office:value-type="float" office:value="0.0932996211125678" calcext:value-type="float">
            <text:p>0.0932996211125678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/>
          <table:table-cell table:style-name="ce42" office:value-type="float" office:value="25.7" calcext:value-type="float">
            <text:p>25.7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G5])/[.G5]/[.G5]" office:value-type="float" office:value="0.0829687050523097" calcext:value-type="float">
            <text:p>0.08</text:p>
          </table:table-cell>
          <table:table-cell table:formula="of:=[.E5]-[.G5]" office:value-type="float" office:value="54.8" calcext:value-type="float">
            <text:p>54.80</text:p>
          </table:table-cell>
          <table:table-cell table:formula="of:=[.G5]^3/[.S5]" office:value-type="float" office:value="309.755346715328" calcext:value-type="float">
            <text:p>309.76</text:p>
          </table:table-cell>
          <table:table-cell office:value-type="float" office:value="4.63387530740828" calcext:value-type="float">
            <text:p>4.63</text:p>
          </table:table-cell>
          <table:table-cell office:value-type="float" office:value="0.208424477570824" calcext:value-type="float">
            <text:p>0.21</text:p>
          </table:table-cell>
          <table:table-cell table:formula="of:=[.S5]/[.G5]" office:value-type="float" office:value="2.13229571984436" calcext:value-type="float">
            <text:p>2.13</text:p>
          </table:table-cell>
          <table:table-cell table:formula="of:=[.V5]/[.D5]" office:value-type="float" office:value="0.00868435323211767" calcext:value-type="float">
            <text:p>0.00868435323211767</text:p>
          </table:table-cell>
          <table:table-cell office:value-type="float" office:value="0.12095858570079" calcext:value-type="float">
            <text:p>0.12095858570079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/>
          <table:table-cell table:style-name="ce42" office:value-type="float" office:value="30.5" calcext:value-type="float">
            <text:p>30.5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G6])/[.G6]/[.G6]" office:value-type="float" office:value="0.0651437785541521" calcext:value-type="float">
            <text:p>0.07</text:p>
          </table:table-cell>
          <table:table-cell table:formula="of:=[.E6]-[.G6]" office:value-type="float" office:value="60.6" calcext:value-type="float">
            <text:p>60.60</text:p>
          </table:table-cell>
          <table:table-cell table:formula="of:=[.G6]^3/[.S6]" office:value-type="float" office:value="468.195132013201" calcext:value-type="float">
            <text:p>468.20</text:p>
          </table:table-cell>
          <table:table-cell office:value-type="float" office:value="6.3841903031221" calcext:value-type="float">
            <text:p>6.38</text:p>
          </table:table-cell>
          <table:table-cell office:value-type="float" office:value="0.140663878632957" calcext:value-type="float">
            <text:p>0.14</text:p>
          </table:table-cell>
          <table:table-cell table:formula="of:=[.S6]/[.G6]" office:value-type="float" office:value="1.98688524590164" calcext:value-type="float">
            <text:p>1.99</text:p>
          </table:table-cell>
          <table:table-cell table:formula="of:=[.V6]/[.D6]" office:value-type="float" office:value="0.00586099494303988" calcext:value-type="float">
            <text:p>0.00586099494303988</text:p>
          </table:table-cell>
          <table:table-cell office:value-type="float" office:value="0.0871064825389547" calcext:value-type="float">
            <text:p>0.0871064825389547</text:p>
          </table:table-cell>
          <table:table-cell table:number-columns-repeated="999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/>
          <table:table-cell table:style-name="ce42" office:value-type="float" office:value="28.2" calcext:value-type="float">
            <text:p>28.2</text:p>
          </table:table-cell>
          <table:table-cell table:style-name="ce42"/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G7])/[.G7]/[.G7]" office:value-type="float" office:value="0.0821135757758664" calcext:value-type="float">
            <text:p>0.08</text:p>
          </table:table-cell>
          <table:table-cell table:formula="of:=[.E7]-[.G7]" office:value-type="float" office:value="65.3" calcext:value-type="float">
            <text:p>65.30</text:p>
          </table:table-cell>
          <table:table-cell table:formula="of:=[.G7]^3/[.S7]" office:value-type="float" office:value="343.426768759571" calcext:value-type="float">
            <text:p>343.43</text:p>
          </table:table-cell>
          <table:table-cell office:value-type="float" office:value="4.48570987268923" calcext:value-type="float">
            <text:p>4.49</text:p>
          </table:table-cell>
          <table:table-cell office:value-type="float" office:value="0.184051468428678" calcext:value-type="float">
            <text:p>0.18</text:p>
          </table:table-cell>
          <table:table-cell table:formula="of:=[.S7]/[.G7]" office:value-type="float" office:value="2.31560283687943" calcext:value-type="float">
            <text:p>2.32</text:p>
          </table:table-cell>
          <table:table-cell table:formula="of:=[.V7]/[.D7]" office:value-type="float" office:value="0.00766881118452825" calcext:value-type="float">
            <text:p>0.00766881118452825</text:p>
          </table:table-cell>
          <table:table-cell office:value-type="float" office:value="0.0891141505242702" calcext:value-type="float">
            <text:p>0.0891141505242702</text:p>
          </table:table-cell>
          <table:table-cell table:number-columns-repeated="999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/>
          <table:table-cell table:style-name="ce41" office:value-type="float" office:value="17" calcext:value-type="float">
            <text:p>1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G8])/[.G8]/[.G8]" office:value-type="float" office:value="0.11038062283737" calcext:value-type="float">
            <text:p>0.11</text:p>
          </table:table-cell>
          <table:table-cell table:formula="of:=[.E8]-[.G8]" office:value-type="float" office:value="31.9" calcext:value-type="float">
            <text:p>31.90</text:p>
          </table:table-cell>
          <table:table-cell table:formula="of:=[.G8]^3/[.S8]" office:value-type="float" office:value="154.012539184953" calcext:value-type="float">
            <text:p>154.01</text:p>
          </table:table-cell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8]/[.G8]" office:value-type="float" office:value="1.87647058823529" calcext:value-type="float">
            <text:p>1.88</text:p>
          </table:table-cell>
          <table:table-cell table:formula="of:=[.V8]/[.D8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number-columns-repeated="999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/>
          <table:table-cell table:style-name="ce41" office:value-type="float" office:value="15.4" calcext:value-type="float">
            <text:p>15.4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G9])/[.G9]/[.G9]" office:value-type="float" office:value="0.247090571765896" calcext:value-type="float">
            <text:p>0.25</text:p>
          </table:table-cell>
          <table:table-cell table:formula="of:=[.E9]-[.G9]" office:value-type="float" office:value="58.6" calcext:value-type="float">
            <text:p>58.60</text:p>
          </table:table-cell>
          <table:table-cell table:formula="of:=[.G9]^3/[.S9]" office:value-type="float" office:value="62.3253242320819" calcext:value-type="float">
            <text:p>62.33</text:p>
          </table:table-cell>
          <table:table-cell office:value-type="float" office:value="3.99810399666385" calcext:value-type="float">
            <text:p>4.00</text:p>
          </table:table-cell>
          <table:table-cell office:value-type="float" office:value="19.9745723269687" calcext:value-type="float">
            <text:p>19.97</text:p>
          </table:table-cell>
          <table:table-cell table:formula="of:=[.S9]/[.G9]" office:value-type="float" office:value="3.80519480519481" calcext:value-type="float">
            <text:p>3.81</text:p>
          </table:table-cell>
          <table:table-cell table:formula="of:=[.V9]/[.D9]" office:value-type="float" office:value="0.307301112722595" calcext:value-type="float">
            <text:p>0.307301112722595</text:p>
          </table:table-cell>
          <table:table-cell office:value-type="float" office:value="0.888276883682195" calcext:value-type="float">
            <text:p>0.888276883682195</text:p>
          </table:table-cell>
          <table:table-cell table:number-columns-repeated="999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/>
          <table:table-cell table:style-name="ce41" office:value-type="float" office:value="30.9" calcext:value-type="float">
            <text:p>30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G10])/[.G10]/[.G10]" office:value-type="float" office:value="0.0340381856076078" calcext:value-type="float">
            <text:p>0.03</text:p>
          </table:table-cell>
          <table:table-cell table:formula="of:=[.E10]-[.G10]" office:value-type="float" office:value="32.5" calcext:value-type="float">
            <text:p>32.50</text:p>
          </table:table-cell>
          <table:table-cell table:formula="of:=[.G10]^3/[.S10]" office:value-type="float" office:value="907.803969230769" calcext:value-type="float">
            <text:p>907.80</text:p>
          </table:table-cell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10]/[.G10]" office:value-type="float" office:value="1.05177993527508" calcext:value-type="float">
            <text:p>1.05</text:p>
          </table:table-cell>
          <table:table-cell table:formula="of:=[.V10]/[.D10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/>
          <table:table-cell table:style-name="ce41" office:value-type="float" office:value="6.9" calcext:value-type="float">
            <text:p>6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1]-[.G11])/[.G11]/[.G11]" office:value-type="float" office:value="0.798151648813274" calcext:value-type="float">
            <text:p>0.80</text:p>
          </table:table-cell>
          <table:table-cell table:formula="of:=[.E11]-[.G11]" office:value-type="float" office:value="38" calcext:value-type="float">
            <text:p>38.00</text:p>
          </table:table-cell>
          <table:table-cell table:formula="of:=[.G11]^3/[.S11]" office:value-type="float" office:value="8.64497368421053" calcext:value-type="float">
            <text:p>8.64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11]/[.G11]" office:value-type="float" office:value="5.50724637681159" calcext:value-type="float">
            <text:p>5.51</text:p>
          </table:table-cell>
          <table:table-cell table:formula="of:=[.V11]/[.D11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/>
          <table:table-cell table:style-name="ce41" office:value-type="float" office:value="38.7" calcext:value-type="float">
            <text:p>38.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12]-[.G12])/[.G12]/[.G12]" office:value-type="float" office:value="0.0277093390488018" calcext:value-type="float">
            <text:p>0.03</text:p>
          </table:table-cell>
          <table:table-cell table:formula="of:=[.E12]-[.G12]" office:value-type="float" office:value="41.5" calcext:value-type="float">
            <text:p>41.50</text:p>
          </table:table-cell>
          <table:table-cell table:formula="of:=[.G12]^3/[.S12]" office:value-type="float" office:value="1396.64103614458" calcext:value-type="float">
            <text:p>1396.64</text:p>
          </table:table-cell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12]/[.G12]" office:value-type="float" office:value="1.07235142118863" calcext:value-type="float">
            <text:p>1.07</text:p>
          </table:table-cell>
          <table:table-cell table:formula="of:=[.V12]/[.D12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/>
          <table:table-cell table:style-name="ce41" office:value-type="float" office:value="9.5" calcext:value-type="float">
            <text:p>9.5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3]-[.G13])/[.G13]/[.G13]" office:value-type="float" office:value="0.415512465373961" calcext:value-type="float">
            <text:p>0.42</text:p>
          </table:table-cell>
          <table:table-cell table:formula="of:=[.E13]-[.G13]" office:value-type="float" office:value="37.5" calcext:value-type="float">
            <text:p>37.50</text:p>
          </table:table-cell>
          <table:table-cell table:formula="of:=[.G13]^3/[.S13]" office:value-type="float" office:value="22.8633333333333" calcext:value-type="float">
            <text:p>22.86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13]/[.G13]" office:value-type="float" office:value="3.94736842105263" calcext:value-type="float">
            <text:p>3.95</text:p>
          </table:table-cell>
          <table:table-cell table:formula="of:=[.V13]/[.D13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number-columns-repeated="999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/>
          <table:table-cell table:style-name="ce43" office:value-type="float" office:value="13.7" calcext:value-type="float">
            <text:p>13.7</text:p>
          </table:table-cell>
          <table:table-cell table:style-name="ce43"/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.6" calcext:value-type="float">
            <text:p>4.6</text:p>
          </table:table-cell>
          <table:table-cell table:formula="of:=([.E14]-[.G14])/[.G14]/[.G14]" office:value-type="float" office:value="0.385742447653045" calcext:value-type="float">
            <text:p>0.39</text:p>
          </table:table-cell>
          <table:table-cell table:formula="of:=[.E14]-[.G14]" office:value-type="float" office:value="72.4" calcext:value-type="float">
            <text:p>72.40</text:p>
          </table:table-cell>
          <table:table-cell table:formula="of:=[.G14]^3/[.S14]" office:value-type="float" office:value="35.5159254143646" calcext:value-type="float">
            <text:p>35.52</text:p>
          </table:table-cell>
          <table:table-cell office:value-type="float" office:value="5.50862971872271" calcext:value-type="float">
            <text:p>5.51</text:p>
          </table:table-cell>
          <table:table-cell office:value-type="float" office:value="5.77004136403763" calcext:value-type="float">
            <text:p>5.77</text:p>
          </table:table-cell>
          <table:table-cell table:formula="of:=[.S14]/[.G14]" office:value-type="float" office:value="5.28467153284671" calcext:value-type="float">
            <text:p>5.28</text:p>
          </table:table-cell>
          <table:table-cell table:formula="of:=[.V14]/[.D14]" office:value-type="float" office:value="0.137381937238991" calcext:value-type="float">
            <text:p>0.137381937238991</text:p>
          </table:table-cell>
          <table:table-cell office:value-type="float" office:value="0.403540755914112" calcext:value-type="float">
            <text:p>0.403540755914112</text:p>
          </table:table-cell>
          <table:table-cell table:style-name="ce42"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/>
          <table:table-cell table:style-name="ce41" office:value-type="float" office:value="26.9" calcext:value-type="float">
            <text:p>26.9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5]-[.G15])/[.G15]/[.G15]" office:value-type="float" office:value="0.0921767250314396" calcext:value-type="float">
            <text:p>0.09</text:p>
          </table:table-cell>
          <table:table-cell table:formula="of:=[.E15]-[.G15]" office:value-type="float" office:value="66.7" calcext:value-type="float">
            <text:p>66.70</text:p>
          </table:table-cell>
          <table:table-cell table:formula="of:=[.G15]^3/[.S15]" office:value-type="float" office:value="291.83071964018" calcext:value-type="float">
            <text:p>291.83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15]/[.G15]" office:value-type="float" office:value="2.47955390334572" calcext:value-type="float">
            <text:p>2.48</text:p>
          </table:table-cell>
          <table:table-cell table:formula="of:=[.V15]/[.D15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6]-[.G16])/[.G16]/[.G16]" office:value-type="float" office:value="0.3" calcext:value-type="float">
            <text:p>0.30</text:p>
          </table:table-cell>
          <table:table-cell table:formula="of:=[.E16]-[.G16]" office:value-type="float" office:value="120" calcext:value-type="float">
            <text:p>120.00</text:p>
          </table:table-cell>
          <table:table-cell table:formula="of:=[.G16]^3/[.S16]" office:value-type="float" office:value="66.6666666666667" calcext:value-type="float">
            <text:p>66.67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16]/[.G16]" office:value-type="float" office:value="6" calcext:value-type="float">
            <text:p>6.00</text:p>
          </table:table-cell>
          <table:table-cell table:formula="of:=[.V16]/[.D16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/>
          <table:table-cell table:style-name="ce41" office:value-type="float" office:value="20" calcext:value-type="float">
            <text:p>20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17]-[.G17])/[.G17]/[.G17]" office:value-type="float" office:value="0.225" calcext:value-type="float">
            <text:p>0.23</text:p>
          </table:table-cell>
          <table:table-cell table:formula="of:=[.E17]-[.G17]" office:value-type="float" office:value="90" calcext:value-type="float">
            <text:p>90.00</text:p>
          </table:table-cell>
          <table:table-cell table:formula="of:=[.G17]^3/[.S17]" office:value-type="float" office:value="88.8888888888889" calcext:value-type="float">
            <text:p>88.89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7]/[.G17]" office:value-type="float" office:value="4.5" calcext:value-type="float">
            <text:p>4.50</text:p>
          </table:table-cell>
          <table:table-cell table:formula="of:=[.V17]/[.D17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/>
          <table:table-cell table:style-name="ce41" office:value-type="float" office:value="23.2" calcext:value-type="float">
            <text:p>23.2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18]-[.G18])/[.G18]/[.G18]" office:value-type="float" office:value="0.160151605231867" calcext:value-type="float">
            <text:p>0.16</text:p>
          </table:table-cell>
          <table:table-cell table:formula="of:=[.E18]-[.G18]" office:value-type="float" office:value="86.2" calcext:value-type="float">
            <text:p>86.20</text:p>
          </table:table-cell>
          <table:table-cell table:formula="of:=[.G18]^3/[.S18]" office:value-type="float" office:value="144.862737819026" calcext:value-type="float">
            <text:p>144.86</text:p>
          </table:table-cell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8]/[.G18]" office:value-type="float" office:value="3.71551724137931" calcext:value-type="float">
            <text:p>3.72</text:p>
          </table:table-cell>
          <table:table-cell table:formula="of:=[.V18]/[.D18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/>
          <table:table-cell table:style-name="ce41" office:value-type="float" office:value="51.4" calcext:value-type="float">
            <text:p>51.4</text:p>
          </table:table-cell>
          <table:table-cell table:style-name="ce41"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9]-[.G19])/[.G19]/[.G19]" office:value-type="float" office:value="0.0567003285439598" calcext:value-type="float">
            <text:p>0.06</text:p>
          </table:table-cell>
          <table:table-cell table:formula="of:=[.E19]-[.G19]" office:value-type="float" office:value="149.8" calcext:value-type="float">
            <text:p>149.80</text:p>
          </table:table-cell>
          <table:table-cell table:formula="of:=[.G19]^3/[.S19]" office:value-type="float" office:value="906.520320427236" calcext:value-type="float">
            <text:p>906.52</text:p>
          </table:table-cell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9]/[.G19]" office:value-type="float" office:value="2.91439688715953" calcext:value-type="float">
            <text:p>2.91</text:p>
          </table:table-cell>
          <table:table-cell table:formula="of:=[.V19]/[.D19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/>
          <table:table-cell table:style-name="ce41" office:value-type="float" office:value="27" calcext:value-type="float">
            <text:p>27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20]-[.G20])/[.G20]/[.G20]" office:value-type="float" office:value="0.151577503429355" calcext:value-type="float">
            <text:p>0.15</text:p>
          </table:table-cell>
          <table:table-cell table:formula="of:=[.E20]-[.G20]" office:value-type="float" office:value="110.5" calcext:value-type="float">
            <text:p>110.50</text:p>
          </table:table-cell>
          <table:table-cell table:formula="of:=[.G20]^3/[.S20]" office:value-type="float" office:value="178.126696832579" calcext:value-type="float">
            <text:p>178.13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20]/[.G20]" office:value-type="float" office:value="4.09259259259259" calcext:value-type="float">
            <text:p>4.09</text:p>
          </table:table-cell>
          <table:table-cell table:formula="of:=[.V20]/[.D20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/>
          <table:table-cell table:style-name="ce41" office:value-type="float" office:value="30" calcext:value-type="float">
            <text:p>30</text:p>
          </table:table-cell>
          <table:table-cell table:style-name="ce41"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1]-[.G21])/[.G21]/[.G21]" office:value-type="float" office:value="0.0777777777777778" calcext:value-type="float">
            <text:p>0.08</text:p>
          </table:table-cell>
          <table:table-cell table:formula="of:=[.E21]-[.G21]" office:value-type="float" office:value="70" calcext:value-type="float">
            <text:p>70.00</text:p>
          </table:table-cell>
          <table:table-cell table:formula="of:=[.G21]^3/[.S21]" office:value-type="float" office:value="385.714285714286" calcext:value-type="float">
            <text:p>385.71</text:p>
          </table:table-cell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21]/[.G21]" office:value-type="float" office:value="2.33333333333333" calcext:value-type="float">
            <text:p>2.33</text:p>
          </table:table-cell>
          <table:table-cell table:formula="of:=[.V21]/[.D21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/>
          <table:table-cell table:style-name="ce41" office:value-type="float" office:value="28" calcext:value-type="float">
            <text:p>28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2]-[.G22])/[.G22]/[.G22]" office:value-type="float" office:value="0.192729591836735" calcext:value-type="float">
            <text:p>0.19</text:p>
          </table:table-cell>
          <table:table-cell table:formula="of:=[.E22]-[.G22]" office:value-type="float" office:value="151.1" calcext:value-type="float">
            <text:p>151.10</text:p>
          </table:table-cell>
          <table:table-cell table:formula="of:=[.G22]^3/[.S22]" office:value-type="float" office:value="145.281270681668" calcext:value-type="float">
            <text:p>145.28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22]/[.G22]" office:value-type="float" office:value="5.39642857142857" calcext:value-type="float">
            <text:p>5.40</text:p>
          </table:table-cell>
          <table:table-cell table:formula="of:=[.V22]/[.D22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/>
          <table:table-cell table:style-name="ce41" office:value-type="float" office:value="37.7" calcext:value-type="float">
            <text:p>37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3]-[.G23])/[.G23]/[.G23]" office:value-type="float" office:value="0.154788959325683" calcext:value-type="float">
            <text:p>0.15</text:p>
          </table:table-cell>
          <table:table-cell table:formula="of:=[.E23]-[.G23]" office:value-type="float" office:value="220" calcext:value-type="float">
            <text:p>220.00</text:p>
          </table:table-cell>
          <table:table-cell table:formula="of:=[.G23]^3/[.S23]" office:value-type="float" office:value="243.557422727273" calcext:value-type="float">
            <text:p>243.56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23]/[.G23]" office:value-type="float" office:value="5.83554376657825" calcext:value-type="float">
            <text:p>5.84</text:p>
          </table:table-cell>
          <table:table-cell table:formula="of:=[.V23]/[.D23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/>
          <table:table-cell table:style-name="ce41" office:value-type="float" office:value="36.1" calcext:value-type="float">
            <text:p>36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4]-[.G24])/[.G24]/[.G24]" office:value-type="float" office:value="0.156306351240399" calcext:value-type="float">
            <text:p>0.16</text:p>
          </table:table-cell>
          <table:table-cell table:formula="of:=[.E24]-[.G24]" office:value-type="float" office:value="203.7" calcext:value-type="float">
            <text:p>203.70</text:p>
          </table:table-cell>
          <table:table-cell table:formula="of:=[.G24]^3/[.S24]" office:value-type="float" office:value="230.956705940108" calcext:value-type="float">
            <text:p>230.96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24]/[.G24]" office:value-type="float" office:value="5.64265927977839" calcext:value-type="float">
            <text:p>5.64</text:p>
          </table:table-cell>
          <table:table-cell table:formula="of:=[.V24]/[.D24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/>
          <table:table-cell table:style-name="ce41" office:value-type="float" office:value="24.7" calcext:value-type="float">
            <text:p>24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25]-[.G25])/[.G25]/[.G25]" office:value-type="float" office:value="0.282909078988346" calcext:value-type="float">
            <text:p>0.28</text:p>
          </table:table-cell>
          <table:table-cell table:formula="of:=[.E25]-[.G25]" office:value-type="float" office:value="172.6" calcext:value-type="float">
            <text:p>172.60</text:p>
          </table:table-cell>
          <table:table-cell table:formula="of:=[.G25]^3/[.S25]" office:value-type="float" office:value="87.307201622248" calcext:value-type="float">
            <text:p>87.31</text:p>
          </table:table-cell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25]/[.G25]" office:value-type="float" office:value="6.98785425101215" calcext:value-type="float">
            <text:p>6.99</text:p>
          </table:table-cell>
          <table:table-cell table:formula="of:=[.V25]/[.D25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/>
          <table:table-cell table:style-name="ce41" office:value-type="float" office:value="37.7" calcext:value-type="float">
            <text:p>37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26]-[.G26])/[.G26]/[.G26]" office:value-type="float" office:value="0.0830231690928663" calcext:value-type="float">
            <text:p>0.08</text:p>
          </table:table-cell>
          <table:table-cell table:formula="of:=[.E26]-[.G26]" office:value-type="float" office:value="118" calcext:value-type="float">
            <text:p>118.00</text:p>
          </table:table-cell>
          <table:table-cell table:formula="of:=[.G26]^3/[.S26]" office:value-type="float" office:value="454.090110169492" calcext:value-type="float">
            <text:p>454.09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26]/[.G26]" office:value-type="float" office:value="3.12997347480106" calcext:value-type="float">
            <text:p>3.13</text:p>
          </table:table-cell>
          <table:table-cell table:formula="of:=[.V26]/[.D26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/>
          <table:table-cell table:style-name="ce41" office:value-type="float" office:value="15.6" calcext:value-type="float">
            <text:p>15.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27]-[.G27])/[.G27]/[.G27]" office:value-type="float" office:value="0.480769230769231" calcext:value-type="float">
            <text:p>0.48</text:p>
          </table:table-cell>
          <table:table-cell table:formula="of:=[.E27]-[.G27]" office:value-type="float" office:value="117" calcext:value-type="float">
            <text:p>117.00</text:p>
          </table:table-cell>
          <table:table-cell table:formula="of:=[.G27]^3/[.S27]" office:value-type="float" office:value="32.448" calcext:value-type="float">
            <text:p>32.45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7]/[.G27]" office:value-type="float" office:value="7.5" calcext:value-type="float">
            <text:p>7.50</text:p>
          </table:table-cell>
          <table:table-cell table:formula="of:=[.V27]/[.D27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/>
          <table:table-cell table:style-name="ce41" office:value-type="float" office:value="19.2" calcext:value-type="float">
            <text:p>19.2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8]-[.G28])/[.G28]/[.G28]" office:value-type="float" office:value="0.477159288194444" calcext:value-type="float">
            <text:p>0.48</text:p>
          </table:table-cell>
          <table:table-cell table:formula="of:=[.E28]-[.G28]" office:value-type="float" office:value="175.9" calcext:value-type="float">
            <text:p>175.90</text:p>
          </table:table-cell>
          <table:table-cell table:formula="of:=[.G28]^3/[.S28]" office:value-type="float" office:value="40.2381353041501" calcext:value-type="float">
            <text:p>40.24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8]/[.G28]" office:value-type="float" office:value="9.16145833333333" calcext:value-type="float">
            <text:p>9.16</text:p>
          </table:table-cell>
          <table:table-cell table:formula="of:=[.V28]/[.D28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/>
          <table:table-cell table:style-name="ce41" office:value-type="float" office:value="21.1" calcext:value-type="float">
            <text:p>21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29]-[.G29])/[.G29]/[.G29]" office:value-type="float" office:value="0.11545113541924" calcext:value-type="float">
            <text:p>0.12</text:p>
          </table:table-cell>
          <table:table-cell table:formula="of:=[.E29]-[.G29]" office:value-type="float" office:value="51.4" calcext:value-type="float">
            <text:p>51.40</text:p>
          </table:table-cell>
          <table:table-cell table:formula="of:=[.G29]^3/[.S29]" office:value-type="float" office:value="182.761303501946" calcext:value-type="float">
            <text:p>182.76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9]/[.G29]" office:value-type="float" office:value="2.43601895734597" calcext:value-type="float">
            <text:p>2.44</text:p>
          </table:table-cell>
          <table:table-cell table:formula="of:=[.V29]/[.D29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/>
          <table:table-cell table:style-name="ce41" office:value-type="float" office:value="32.5" calcext:value-type="float">
            <text:p>32.5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0]-[.G30])/[.G30]/[.G30]" office:value-type="float" office:value="0.120899408284024" calcext:value-type="float">
            <text:p>0.12</text:p>
          </table:table-cell>
          <table:table-cell table:formula="of:=[.E30]-[.G30]" office:value-type="float" office:value="127.7" calcext:value-type="float">
            <text:p>127.70</text:p>
          </table:table-cell>
          <table:table-cell table:formula="of:=[.G30]^3/[.S30]" office:value-type="float" office:value="268.818519968677" calcext:value-type="float">
            <text:p>268.82</text:p>
          </table:table-cell>
          <table:table-cell office:value-type="float" office:value="2.71862316661724" calcext:value-type="float">
            <text:p>2.72</text:p>
          </table:table-cell>
          <table:table-cell office:value-type="float" office:value="13.8252681618326" calcext:value-type="float">
            <text:p>13.83</text:p>
          </table:table-cell>
          <table:table-cell table:formula="of:=[.S30]/[.G30]" office:value-type="float" office:value="3.92923076923077" calcext:value-type="float">
            <text:p>3.93</text:p>
          </table:table-cell>
          <table:table-cell table:formula="of:=[.V30]/[.D30]" office:value-type="float" office:value="0.242548564242677" calcext:value-type="float">
            <text:p>0.242548564242677</text:p>
          </table:table-cell>
          <table:table-cell office:value-type="float" office:value="0.255036178350135" calcext:value-type="float">
            <text:p>0.255036178350135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/>
          <table:table-cell table:style-name="ce41" office:value-type="float" office:value="26.7" calcext:value-type="float">
            <text:p>26.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1]-[.G31])/[.G31]/[.G31]" office:value-type="float" office:value="0.251230905188739" calcext:value-type="float">
            <text:p>0.25</text:p>
          </table:table-cell>
          <table:table-cell table:formula="of:=[.E31]-[.G31]" office:value-type="float" office:value="179.1" calcext:value-type="float">
            <text:p>179.10</text:p>
          </table:table-cell>
          <table:table-cell table:formula="of:=[.G31]^3/[.S31]" office:value-type="float" office:value="106.276733668342" calcext:value-type="float">
            <text:p>106.28</text:p>
          </table:table-cell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31]/[.G31]" office:value-type="float" office:value="6.70786516853933" calcext:value-type="float">
            <text:p>6.71</text:p>
          </table:table-cell>
          <table:table-cell table:formula="of:=[.V31]/[.D31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/>
          <table:table-cell table:style-name="ce41" office:value-type="float" office:value="43.3" calcext:value-type="float">
            <text:p>43.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2]-[.G32])/[.G32]/[.G32]" office:value-type="float" office:value="0.0488561995637078" calcext:value-type="float">
            <text:p>0.05</text:p>
          </table:table-cell>
          <table:table-cell table:formula="of:=[.E32]-[.G32]" office:value-type="float" office:value="91.6" calcext:value-type="float">
            <text:p>91.60</text:p>
          </table:table-cell>
          <table:table-cell table:formula="of:=[.G32]^3/[.S32]" office:value-type="float" office:value="886.27442139738" calcext:value-type="float">
            <text:p>886.27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32]/[.G32]" office:value-type="float" office:value="2.11547344110855" calcext:value-type="float">
            <text:p>2.12</text:p>
          </table:table-cell>
          <table:table-cell table:formula="of:=[.V32]/[.D32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/>
          <table:table-cell table:style-name="ce41" office:value-type="float" office:value="45.2" calcext:value-type="float">
            <text:p>45.2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33]-[.G33])/[.G33]/[.G33]" office:value-type="float" office:value="0.0731263215600282" calcext:value-type="float">
            <text:p>0.07</text:p>
          </table:table-cell>
          <table:table-cell table:formula="of:=[.E33]-[.G33]" office:value-type="float" office:value="149.4" calcext:value-type="float">
            <text:p>149.40</text:p>
          </table:table-cell>
          <table:table-cell table:formula="of:=[.G33]^3/[.S33]" office:value-type="float" office:value="618.108487282463" calcext:value-type="float">
            <text:p>618.11</text:p>
          </table:table-cell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33]/[.G33]" office:value-type="float" office:value="3.30530973451327" calcext:value-type="float">
            <text:p>3.31</text:p>
          </table:table-cell>
          <table:table-cell table:formula="of:=[.V33]/[.D33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number-columns-repeated="999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63" calcext:value-type="float">
            <text:p>63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205*0.33" office:value-type="float" office:value="67.65" calcext:value-type="float">
            <text:p>67.65</text:p>
          </table:table-cell>
          <table:table-cell table:style-name="ce10"/>
          <table:table-cell table:style-name="ce10" table:formula="of:=36*0.33" office:value-type="float" office:value="11.88" calcext:value-type="float">
            <text:p>11.88</text:p>
          </table:table-cell>
          <table:table-cell table:style-name="ce10"/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XZ</text:p>
          </table:table-cell>
          <table:table-cell table:style-name="ce12" office:value-type="string" calcext:value-type="string">
            <text:p>Coalescence, should not include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1" calcext:value-type="float">
            <text:p>11</text:p>
          </table:table-cell>
          <table:table-cell table:style-name="ce19" table:formula="of:=([.E34]-[.G34])/[.G34]/[.G34]" office:value-type="float" office:value="0.395155256266367" calcext:value-type="float">
            <text:p>0.40</text:p>
          </table:table-cell>
          <table:table-cell table:style-name="ce19" table:formula="of:=[.E34]-[.G34]" office:value-type="float" office:value="55.77" calcext:value-type="float">
            <text:p>55.77</text:p>
          </table:table-cell>
          <table:table-cell table:style-name="ce19" table:formula="of:=[.G34]^3/[.S34]" office:value-type="float" office:value="30.0641325443787" calcext:value-type="float">
            <text:p>30.06</text:p>
          </table:table-cell>
          <table:table-cell table:style-name="ce19" office:value-type="float" office:value="12.992805643528" calcext:value-type="float">
            <text:p>12.99</text:p>
          </table:table-cell>
          <table:table-cell table:style-name="ce19" office:value-type="float" office:value="1.13333081591256" calcext:value-type="float">
            <text:p>1.13</text:p>
          </table:table-cell>
          <table:table-cell table:style-name="ce19" table:formula="of:=[.S34]/[.G34]" office:value-type="float" office:value="4.69444444444444" calcext:value-type="float">
            <text:p>4.69</text:p>
          </table:table-cell>
          <table:table-cell table:formula="of:=[.V34]/[.D34]" office:value-type="float" office:value="0.0453332326365024" calcext:value-type="float">
            <text:p>0.0453332326365024</text:p>
          </table:table-cell>
          <table:table-cell office:value-type="float" office:value="0.512857141426505" calcext:value-type="float">
            <text:p>0.512857141426505</text:p>
          </table:table-cell>
          <table:table-cell table:style-name="ce12"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/>
          <table:table-cell table:style-name="ce41" table:formula="of:=62*0.33" office:value-type="float" office:value="20.46" calcext:value-type="float">
            <text:p>20.4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5]-[.G35])/[.G35]/[.G35]" office:value-type="float" office:value="0.163970611421184" calcext:value-type="float">
            <text:p>0.16</text:p>
          </table:table-cell>
          <table:table-cell table:formula="of:=[.E35]-[.G35]" office:value-type="float" office:value="68.64" calcext:value-type="float">
            <text:p>68.64</text:p>
          </table:table-cell>
          <table:table-cell table:formula="of:=[.G35]^3/[.S35]" office:value-type="float" office:value="124.778457692308" calcext:value-type="float">
            <text:p>124.78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35]/[.G35]" office:value-type="float" office:value="3.35483870967742" calcext:value-type="float">
            <text:p>3.35</text:p>
          </table:table-cell>
          <table:table-cell table:formula="of:=[.V35]/[.D35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/>
          <table:table-cell table:style-name="ce41" table:formula="of:=40.1*0.33" office:value-type="float" office:value="13.233" calcext:value-type="float">
            <text:p>13.23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36]-[.G36])/[.G36]/[.G36]" office:value-type="float" office:value="0.69896293800374" calcext:value-type="float">
            <text:p>0.70</text:p>
          </table:table-cell>
          <table:table-cell table:formula="of:=[.E36]-[.G36]" office:value-type="float" office:value="122.397" calcext:value-type="float">
            <text:p>122.40</text:p>
          </table:table-cell>
          <table:table-cell table:formula="of:=[.G36]^3/[.S36]" office:value-type="float" office:value="18.9323342919925" calcext:value-type="float">
            <text:p>18.93</text:p>
          </table:table-cell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36]/[.G36]" office:value-type="float" office:value="9.24937655860349" calcext:value-type="float">
            <text:p>9.25</text:p>
          </table:table-cell>
          <table:table-cell table:formula="of:=[.V36]/[.D36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/>
          <table:table-cell table:style-name="ce41" table:formula="of:=69*0.33" office:value-type="float" office:value="22.77" calcext:value-type="float">
            <text:p>22.77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7]-[.G37])/[.G37]/[.G37]" office:value-type="float" office:value="0.305512592847186" calcext:value-type="float">
            <text:p>0.31</text:p>
          </table:table-cell>
          <table:table-cell table:formula="of:=[.E37]-[.G37]" office:value-type="float" office:value="158.4" calcext:value-type="float">
            <text:p>158.40</text:p>
          </table:table-cell>
          <table:table-cell table:formula="of:=[.G37]^3/[.S37]" office:value-type="float" office:value="74.530479375" calcext:value-type="float">
            <text:p>74.53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37]/[.G37]" office:value-type="float" office:value="6.95652173913044" calcext:value-type="float">
            <text:p>6.96</text:p>
          </table:table-cell>
          <table:table-cell table:formula="of:=[.V37]/[.D37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/>
          <table:table-cell table:style-name="ce41" office:value-type="float" office:value="21.5" calcext:value-type="float">
            <text:p>21.5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4"/>
          <table:table-cell table:formula="of:=([.E38]-[.G38])/[.G38]/[.G38]" office:value-type="float" office:value="0.293780421849648" calcext:value-type="float">
            <text:p>0.29</text:p>
          </table:table-cell>
          <table:table-cell table:formula="of:=[.E38]-[.G38]" office:value-type="float" office:value="135.8" calcext:value-type="float">
            <text:p>135.80</text:p>
          </table:table-cell>
          <table:table-cell table:formula="of:=[.G38]^3/[.S38]" office:value-type="float" office:value="73.1839101620029" calcext:value-type="float">
            <text:p>73.18</text:p>
          </table:table-cell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8]/[.G38]" office:value-type="float" office:value="6.31627906976744" calcext:value-type="float">
            <text:p>6.32</text:p>
          </table:table-cell>
          <table:table-cell table:formula="of:=[.V38]/[.D38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/>
          <table:table-cell table:style-name="ce41" office:value-type="float" office:value="28.6" calcext:value-type="float">
            <text:p>28.6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4"/>
          <table:table-cell table:formula="of:=([.E39]-[.G39])/[.G39]/[.G39]" office:value-type="float" office:value="0.140226905961172" calcext:value-type="float">
            <text:p>0.14</text:p>
          </table:table-cell>
          <table:table-cell table:formula="of:=[.E39]-[.G39]" office:value-type="float" office:value="114.7" calcext:value-type="float">
            <text:p>114.70</text:p>
          </table:table-cell>
          <table:table-cell table:formula="of:=[.G39]^3/[.S39]" office:value-type="float" office:value="203.955152571927" calcext:value-type="float">
            <text:p>203.96</text:p>
          </table:table-cell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9]/[.G39]" office:value-type="float" office:value="4.01048951048951" calcext:value-type="float">
            <text:p>4.01</text:p>
          </table:table-cell>
          <table:table-cell table:formula="of:=[.V39]/[.D39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/>
          <table:table-cell table:style-name="ce41" office:value-type="float" office:value="12.3" calcext:value-type="float">
            <text:p>12.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0]-[.G40])/[.G40]/[.G40]" office:value-type="float" office:value="1.08731575120629" calcext:value-type="float">
            <text:p>1.09</text:p>
          </table:table-cell>
          <table:table-cell table:formula="of:=[.E40]-[.G40]" office:value-type="float" office:value="164.5" calcext:value-type="float">
            <text:p>164.50</text:p>
          </table:table-cell>
          <table:table-cell table:formula="of:=[.G40]^3/[.S40]" office:value-type="float" office:value="11.3122613981763" calcext:value-type="float">
            <text:p>11.31</text:p>
          </table:table-cell>
          <table:table-cell office:value-type="float" office:value="19.9495546604147" calcext:value-type="float">
            <text:p>19.95</text:p>
          </table:table-cell>
          <table:table-cell office:value-type="float" office:value="19.0901317482707" calcext:value-type="float">
            <text:p>19.09</text:p>
          </table:table-cell>
          <table:table-cell table:formula="of:=[.S40]/[.G40]" office:value-type="float" office:value="13.3739837398374" calcext:value-type="float">
            <text:p>13.37</text:p>
          </table:table-cell>
          <table:table-cell table:formula="of:=[.V40]/[.D40]" office:value-type="float" office:value="0.381802634965414" calcext:value-type="float">
            <text:p>0.381802634965414</text:p>
          </table:table-cell>
          <table:table-cell office:value-type="float" office:value="0.493555695779647" calcext:value-type="float">
            <text:p>0.493555695779647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/>
          <table:table-cell table:style-name="ce41" office:value-type="float" office:value="39.4" calcext:value-type="float">
            <text:p>39.4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41]-[.G41])/[.G41]/[.G41]" office:value-type="float" office:value="0.0622922517972635" calcext:value-type="float">
            <text:p>0.06</text:p>
          </table:table-cell>
          <table:table-cell table:formula="of:=[.E41]-[.G41]" office:value-type="float" office:value="96.7" calcext:value-type="float">
            <text:p>96.70</text:p>
          </table:table-cell>
          <table:table-cell table:formula="of:=[.G41]^3/[.S41]" office:value-type="float" office:value="632.502419855222" calcext:value-type="float">
            <text:p>632.50</text:p>
          </table:table-cell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41]/[.G41]" office:value-type="float" office:value="2.45431472081218" calcext:value-type="float">
            <text:p>2.45</text:p>
          </table:table-cell>
          <table:table-cell table:formula="of:=[.V41]/[.D41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/>
          <table:table-cell table:style-name="ce41" office:value-type="float" office:value="53" calcext:value-type="float">
            <text:p>53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42]-[.G42])/[.G42]/[.G42]" office:value-type="float" office:value="0.0242079031683873" calcext:value-type="float">
            <text:p>0.02</text:p>
          </table:table-cell>
          <table:table-cell table:formula="of:=[.E42]-[.G42]" office:value-type="float" office:value="68" calcext:value-type="float">
            <text:p>68.00</text:p>
          </table:table-cell>
          <table:table-cell table:formula="of:=[.G42]^3/[.S42]" office:value-type="float" office:value="2189.36764705882" calcext:value-type="float">
            <text:p>2189.37</text:p>
          </table:table-cell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42]/[.G42]" office:value-type="float" office:value="1.28301886792453" calcext:value-type="float">
            <text:p>1.28</text:p>
          </table:table-cell>
          <table:table-cell table:formula="of:=[.V42]/[.D42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/>
          <table:table-cell table:style-name="ce41" office:value-type="float" office:value="37.1" calcext:value-type="float">
            <text:p>37.1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43]-[.G43])/[.G43]/[.G43]" office:value-type="float" office:value="0.069383395935804" calcext:value-type="float">
            <text:p>0.07</text:p>
          </table:table-cell>
          <table:table-cell table:formula="of:=[.E43]-[.G43]" office:value-type="float" office:value="95.5" calcext:value-type="float">
            <text:p>95.50</text:p>
          </table:table-cell>
          <table:table-cell table:formula="of:=[.G43]^3/[.S43]" office:value-type="float" office:value="534.710062827225" calcext:value-type="float">
            <text:p>534.71</text:p>
          </table:table-cell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43]/[.G43]" office:value-type="float" office:value="2.57412398921833" calcext:value-type="float">
            <text:p>2.57</text:p>
          </table:table-cell>
          <table:table-cell table:formula="of:=[.V43]/[.D43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/>
          <table:table-cell table:style-name="ce41" office:value-type="float" office:value="42.9" calcext:value-type="float">
            <text:p>42.9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44]-[.G44])/[.G44]/[.G44]" office:value-type="float" office:value="0.0757439918279079" calcext:value-type="float">
            <text:p>0.08</text:p>
          </table:table-cell>
          <table:table-cell table:formula="of:=[.E44]-[.G44]" office:value-type="float" office:value="139.4" calcext:value-type="float">
            <text:p>139.40</text:p>
          </table:table-cell>
          <table:table-cell table:formula="of:=[.G44]^3/[.S44]" office:value-type="float" office:value="566.381556671449" calcext:value-type="float">
            <text:p>566.38</text:p>
          </table:table-cell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44]/[.G44]" office:value-type="float" office:value="3.24941724941725" calcext:value-type="float">
            <text:p>3.25</text:p>
          </table:table-cell>
          <table:table-cell table:formula="of:=[.V44]/[.D44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number-columns-repeated="999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/>
          <table:table-cell table:style-name="ce41" office:value-type="float" office:value="64.4" calcext:value-type="float">
            <text:p>64.4</text:p>
          </table:table-cell>
          <table:table-cell table:style-name="ce41"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45]-[.G45])/[.G45]/[.G45]" office:value-type="float" office:value="0.0476447667914047" calcext:value-type="float">
            <text:p>0.05</text:p>
          </table:table-cell>
          <table:table-cell table:formula="of:=[.E45]-[.G45]" office:value-type="float" office:value="197.6" calcext:value-type="float">
            <text:p>197.60</text:p>
          </table:table-cell>
          <table:table-cell table:formula="of:=[.G45]^3/[.S45]" office:value-type="float" office:value="1351.66995951417" calcext:value-type="float">
            <text:p>1351.67</text:p>
          </table:table-cell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45]/[.G45]" office:value-type="float" office:value="3.06832298136646" calcext:value-type="float">
            <text:p>3.07</text:p>
          </table:table-cell>
          <table:table-cell table:formula="of:=[.V45]/[.D45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46]-[.G46])/[.G46]/[.G46]" office:value-type="float" office:value="0.178949525305649" calcext:value-type="float">
            <text:p>0.18</text:p>
          </table:table-cell>
          <table:table-cell table:formula="of:=[.E46]-[.G46]" office:value-type="float" office:value="26.2" calcext:value-type="float">
            <text:p>26.20</text:p>
          </table:table-cell>
          <table:table-cell table:formula="of:=[.G46]^3/[.S46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46]/[.G46]" office:value-type="float" office:value="2.16528925619835" calcext:value-type="float">
            <text:p>2.17</text:p>
          </table:table-cell>
          <table:table-cell table:formula="of:=[.V46]/[.D46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47]-[.G47])/[.G47]/[.G47]" office:value-type="float" office:value="0.615286011857074" calcext:value-type="float">
            <text:p>0.62</text:p>
          </table:table-cell>
          <table:table-cell table:formula="of:=[.E47]-[.G47]" office:value-type="float" office:value="38.4" calcext:value-type="float">
            <text:p>38.40</text:p>
          </table:table-cell>
          <table:table-cell table:formula="of:=[.G47]^3/[.S47]" office:value-type="float" office:value="12.8395572916667" calcext:value-type="float">
            <text:p>12.84</text:p>
          </table:table-cell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47]/[.G47]" office:value-type="float" office:value="4.86075949367089" calcext:value-type="float">
            <text:p>4.86</text:p>
          </table:table-cell>
          <table:table-cell table:formula="of:=[.V47]/[.D47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8]-[.G48])/[.G48]/[.G48]" office:value-type="float" office:value="0.351646660510926" calcext:value-type="float">
            <text:p>0.35</text:p>
          </table:table-cell>
          <table:table-cell table:formula="of:=[.E48]-[.G48]" office:value-type="float" office:value="45.7" calcext:value-type="float">
            <text:p>45.70</text:p>
          </table:table-cell>
          <table:table-cell table:formula="of:=[.G48]^3/[.S48]" office:value-type="float" office:value="32.4189059080963" calcext:value-type="float">
            <text:p>32.42</text:p>
          </table:table-cell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8]/[.G48]" office:value-type="float" office:value="4.00877192982456" calcext:value-type="float">
            <text:p>4.01</text:p>
          </table:table-cell>
          <table:table-cell table:formula="of:=[.V48]/[.D48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9]-[.G49])/[.G49]/[.G49]" office:value-type="float" office:value="0.235416666666667" calcext:value-type="float">
            <text:p>0.24</text:p>
          </table:table-cell>
          <table:table-cell table:formula="of:=[.E49]-[.G49]" office:value-type="float" office:value="33.9" calcext:value-type="float">
            <text:p>33.90</text:p>
          </table:table-cell>
          <table:table-cell table:formula="of:=[.G49]^3/[.S49]" office:value-type="float" office:value="50.9734513274336" calcext:value-type="float">
            <text:p>50.97</text:p>
          </table:table-cell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9]/[.G49]" office:value-type="float" office:value="2.825" calcext:value-type="float">
            <text:p>2.83</text:p>
          </table:table-cell>
          <table:table-cell table:formula="of:=[.V49]/[.D49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0]-[.G50])/[.G50]/[.G50]" office:value-type="float" office:value="0.292013527575442" calcext:value-type="float">
            <text:p>0.29</text:p>
          </table:table-cell>
          <table:table-cell table:formula="of:=[.E50]-[.G50]" office:value-type="float" office:value="44.9" calcext:value-type="float">
            <text:p>44.90</text:p>
          </table:table-cell>
          <table:table-cell table:formula="of:=[.G50]^3/[.S50]" office:value-type="float" office:value="42.4637861915368" calcext:value-type="float">
            <text:p>42.46</text:p>
          </table:table-cell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50]/[.G50]" office:value-type="float" office:value="3.62096774193548" calcext:value-type="float">
            <text:p>3.62</text:p>
          </table:table-cell>
          <table:table-cell table:formula="of:=[.V50]/[.D50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1]-[.G51])/[.G51]/[.G51]" office:value-type="float" office:value="0.2764892578125" calcext:value-type="float">
            <text:p>0.28</text:p>
          </table:table-cell>
          <table:table-cell table:formula="of:=[.E51]-[.G51]" office:value-type="float" office:value="45.3" calcext:value-type="float">
            <text:p>45.30</text:p>
          </table:table-cell>
          <table:table-cell table:formula="of:=[.G51]^3/[.S51]" office:value-type="float" office:value="46.2947461368653" calcext:value-type="float">
            <text:p>46.29</text:p>
          </table:table-cell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51]/[.G51]" office:value-type="float" office:value="3.5390625" calcext:value-type="float">
            <text:p>3.54</text:p>
          </table:table-cell>
          <table:table-cell table:formula="of:=[.V51]/[.D51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2]-[.G52])/[.G52]/[.G52]" office:value-type="float" office:value="0.0472498868266184" calcext:value-type="float">
            <text:p>0.05</text:p>
          </table:table-cell>
          <table:table-cell table:formula="of:=[.E52]-[.G52]" office:value-type="float" office:value="16.7" calcext:value-type="float">
            <text:p>16.70</text:p>
          </table:table-cell>
          <table:table-cell table:formula="of:=[.G52]^3/[.S52]" office:value-type="float" office:value="397.884550898204" calcext:value-type="float">
            <text:p>397.88</text:p>
          </table:table-cell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52]/[.G52]" office:value-type="float" office:value="0.888297872340425" calcext:value-type="float">
            <text:p>0.89</text:p>
          </table:table-cell>
          <table:table-cell table:formula="of:=[.V52]/[.D52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3]-[.G53])/[.G53]/[.G53]" office:value-type="float" office:value="0.0429423282306871" calcext:value-type="float">
            <text:p>0.04</text:p>
          </table:table-cell>
          <table:table-cell table:formula="of:=[.E53]-[.G53]" office:value-type="float" office:value="19.3" calcext:value-type="float">
            <text:p>19.30</text:p>
          </table:table-cell>
          <table:table-cell table:formula="of:=[.G53]^3/[.S53]" office:value-type="float" office:value="493.685388601036" calcext:value-type="float">
            <text:p>493.69</text:p>
          </table:table-cell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53]/[.G53]" office:value-type="float" office:value="0.910377358490566" calcext:value-type="float">
            <text:p>0.91</text:p>
          </table:table-cell>
          <table:table-cell table:formula="of:=[.V53]/[.D53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54]-[.G54])/[.G54]/[.G54]" office:value-type="float" office:value="0.120466487248494" calcext:value-type="float">
            <text:p>0.12</text:p>
          </table:table-cell>
          <table:table-cell table:formula="of:=[.E54]-[.G54]" office:value-type="float" office:value="28.2" calcext:value-type="float">
            <text:p>28.20</text:p>
          </table:table-cell>
          <table:table-cell table:formula="of:=[.G54]^3/[.S54]" office:value-type="float" office:value="127.006276595745" calcext:value-type="float">
            <text:p>127.01</text:p>
          </table:table-cell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54]/[.G54]" office:value-type="float" office:value="1.84313725490196" calcext:value-type="float">
            <text:p>1.84</text:p>
          </table:table-cell>
          <table:table-cell table:formula="of:=[.V54]/[.D54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55]-[.G55])/[.G55]/[.G55]" office:value-type="float" office:value="0.150367565159278" calcext:value-type="float">
            <text:p>0.15</text:p>
          </table:table-cell>
          <table:table-cell table:formula="of:=[.E55]-[.G55]" office:value-type="float" office:value="27" calcext:value-type="float">
            <text:p>27.00</text:p>
          </table:table-cell>
          <table:table-cell table:formula="of:=[.G55]^3/[.S55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55]/[.G55]" office:value-type="float" office:value="2.01492537313433" calcext:value-type="float">
            <text:p>2.01</text:p>
          </table:table-cell>
          <table:table-cell table:formula="of:=[.V55]/[.D55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56]-[.G56])/[.G56]/[.G56]" office:value-type="float" office:value="0.120415224913495" calcext:value-type="float">
            <text:p>0.12</text:p>
          </table:table-cell>
          <table:table-cell table:formula="of:=[.E56]-[.G56]" office:value-type="float" office:value="8.7" calcext:value-type="float">
            <text:p>8.70</text:p>
          </table:table-cell>
          <table:table-cell table:formula="of:=[.G56]^3/[.S56]" office:value-type="float" office:value="70.5890804597701" calcext:value-type="float">
            <text:p>70.59</text:p>
          </table:table-cell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56]/[.G56]" office:value-type="float" office:value="1.02352941176471" calcext:value-type="float">
            <text:p>1.02</text:p>
          </table:table-cell>
          <table:table-cell table:formula="of:=[.V56]/[.D56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57]-[.G57])/[.G57]/[.G57]" office:value-type="float" office:value="0.65843621399177" calcext:value-type="float">
            <text:p>0.66</text:p>
          </table:table-cell>
          <table:table-cell table:formula="of:=[.E57]-[.G57]" office:value-type="float" office:value="19.2" calcext:value-type="float">
            <text:p>19.20</text:p>
          </table:table-cell>
          <table:table-cell table:formula="of:=[.G57]^3/[.S57]" office:value-type="float" office:value="8.20125" calcext:value-type="float">
            <text:p>8.20</text:p>
          </table:table-cell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57]/[.G57]" office:value-type="float" office:value="3.55555555555556" calcext:value-type="float">
            <text:p>3.56</text:p>
          </table:table-cell>
          <table:table-cell table:formula="of:=[.V57]/[.D57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58]-[.G58])/[.G58]/[.G58]" office:value-type="float" office:value="0.105555555555556" calcext:value-type="float">
            <text:p>0.11</text:p>
          </table:table-cell>
          <table:table-cell table:formula="of:=[.E58]-[.G58]" office:value-type="float" office:value="15.2" calcext:value-type="float">
            <text:p>15.20</text:p>
          </table:table-cell>
          <table:table-cell table:formula="of:=[.G58]^3/[.S58]" office:value-type="float" office:value="113.684210526316" calcext:value-type="float">
            <text:p>113.68</text:p>
          </table:table-cell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8]/[.G58]" office:value-type="float" office:value="1.26666666666667" calcext:value-type="float">
            <text:p>1.27</text:p>
          </table:table-cell>
          <table:table-cell table:formula="of:=[.V58]/[.D58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59]-[.G59])/[.G59]/[.G59]" office:value-type="float" office:value="0.502676977989292" calcext:value-type="float">
            <text:p>0.50</text:p>
          </table:table-cell>
          <table:table-cell table:formula="of:=[.E59]-[.G59]" office:value-type="float" office:value="33.8" calcext:value-type="float">
            <text:p>33.80</text:p>
          </table:table-cell>
          <table:table-cell table:formula="of:=[.G59]^3/[.S59]" office:value-type="float" office:value="16.3126627218935" calcext:value-type="float">
            <text:p>16.31</text:p>
          </table:table-cell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9]/[.G59]" office:value-type="float" office:value="4.1219512195122" calcext:value-type="float">
            <text:p>4.12</text:p>
          </table:table-cell>
          <table:table-cell table:formula="of:=[.V59]/[.D59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60]-[.G60])/[.G60]/[.G60]" office:value-type="float" office:value="0.0713860797144557" calcext:value-type="float">
            <text:p>0.07</text:p>
          </table:table-cell>
          <table:table-cell table:formula="of:=[.E60]-[.G60]" office:value-type="float" office:value="19.2" calcext:value-type="float">
            <text:p>19.20</text:p>
          </table:table-cell>
          <table:table-cell table:formula="of:=[.G60]^3/[.S60]" office:value-type="float" office:value="229.736666666667" calcext:value-type="float">
            <text:p>229.74</text:p>
          </table:table-cell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60]/[.G60]" office:value-type="float" office:value="1.17073170731707" calcext:value-type="float">
            <text:p>1.17</text:p>
          </table:table-cell>
          <table:table-cell table:formula="of:=[.V60]/[.D60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style-name="ce45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61]-[.G61])/[.G61]/[.G61]" office:value-type="float" office:value="0.161078238001315" calcext:value-type="float">
            <text:p>0.16</text:p>
          </table:table-cell>
          <table:table-cell table:formula="of:=[.E61]-[.G61]" office:value-type="float" office:value="9.8" calcext:value-type="float">
            <text:p>9.80</text:p>
          </table:table-cell>
          <table:table-cell table:formula="of:=[.G61]^3/[.S61]" office:value-type="float" office:value="48.4236734693878" calcext:value-type="float">
            <text:p>48.42</text:p>
          </table:table-cell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61]/[.G61]" office:value-type="float" office:value="1.25641025641026" calcext:value-type="float">
            <text:p>1.26</text:p>
          </table:table-cell>
          <table:table-cell table:formula="of:=[.V61]/[.D61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G62])/[.G62]/[.G62]" office:value-type="float" office:value="1.248" calcext:value-type="float">
            <text:p>1.25</text:p>
          </table:table-cell>
          <table:table-cell table:formula="of:=[.E62]-[.G62]" office:value-type="float" office:value="31.2" calcext:value-type="float">
            <text:p>31.20</text:p>
          </table:table-cell>
          <table:table-cell table:formula="of:=[.G62]^3/[.S62]" office:value-type="float" office:value="4.00641025641026" calcext:value-type="float">
            <text:p>4.01</text:p>
          </table:table-cell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62]/[.G62]" office:value-type="float" office:value="6.24" calcext:value-type="float">
            <text:p>6.24</text:p>
          </table:table-cell>
          <table:table-cell table:formula="of:=[.V62]/[.D62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G63])/[.G63]/[.G63]" office:value-type="float" office:value="0.089319530362328" calcext:value-type="float">
            <text:p>0.09</text:p>
          </table:table-cell>
          <table:table-cell table:formula="of:=[.E63]-[.G63]" office:value-type="float" office:value="28.3" calcext:value-type="float">
            <text:p>28.30</text:p>
          </table:table-cell>
          <table:table-cell table:formula="of:=[.G63]^3/[.S63]" office:value-type="float" office:value="199.284522968198" calcext:value-type="float">
            <text:p>199.28</text:p>
          </table:table-cell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63]/[.G63]" office:value-type="float" office:value="1.58988764044944" calcext:value-type="float">
            <text:p>1.59</text:p>
          </table:table-cell>
          <table:table-cell table:formula="of:=[.V63]/[.D63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G64])/[.G64]/[.G64]" office:value-type="float" office:value="0.241965973534972" calcext:value-type="float">
            <text:p>0.24</text:p>
          </table:table-cell>
          <table:table-cell table:formula="of:=[.E64]-[.G64]" office:value-type="float" office:value="32" calcext:value-type="float">
            <text:p>32.00</text:p>
          </table:table-cell>
          <table:table-cell table:formula="of:=[.G64]^3/[.S64]" office:value-type="float" office:value="47.52734375" calcext:value-type="float">
            <text:p>47.53</text:p>
          </table:table-cell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64]/[.G64]" office:value-type="float" office:value="2.78260869565217" calcext:value-type="float">
            <text:p>2.78</text:p>
          </table:table-cell>
          <table:table-cell table:formula="of:=[.V64]/[.D64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65]-[.G65])/[.G65]/[.G65]" office:value-type="float" office:value="0.0871255131452529" calcext:value-type="float">
            <text:p>0.09</text:p>
          </table:table-cell>
          <table:table-cell table:formula="of:=[.E65]-[.G65]" office:value-type="float" office:value="39.9" calcext:value-type="float">
            <text:p>39.90</text:p>
          </table:table-cell>
          <table:table-cell table:formula="of:=[.G65]^3/[.S65]" office:value-type="float" office:value="245.622656641604" calcext:value-type="float">
            <text:p>245.62</text:p>
          </table:table-cell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65]/[.G65]" office:value-type="float" office:value="1.86448598130841" calcext:value-type="float">
            <text:p>1.86</text:p>
          </table:table-cell>
          <table:table-cell table:formula="of:=[.V65]/[.D65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66]-[.G66])/[.G66]/[.G66]" office:value-type="float" office:value="0.360434007134364" calcext:value-type="float">
            <text:p>0.36</text:p>
          </table:table-cell>
          <table:table-cell table:formula="of:=[.E66]-[.G66]" office:value-type="float" office:value="48.5" calcext:value-type="float">
            <text:p>48.50</text:p>
          </table:table-cell>
          <table:table-cell table:formula="of:=[.G66]^3/[.S66]" office:value-type="float" office:value="32.1834226804124" calcext:value-type="float">
            <text:p>32.18</text:p>
          </table:table-cell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66]/[.G66]" office:value-type="float" office:value="4.18103448275862" calcext:value-type="float">
            <text:p>4.18</text:p>
          </table:table-cell>
          <table:table-cell table:formula="of:=[.V66]/[.D66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7]-[.G67])/[.G67]/[.G67]" office:value-type="float" office:value="0.335250942273358" calcext:value-type="float">
            <text:p>0.34</text:p>
          </table:table-cell>
          <table:table-cell table:formula="of:=[.E67]-[.G67]" office:value-type="float" office:value="16.9" calcext:value-type="float">
            <text:p>16.90</text:p>
          </table:table-cell>
          <table:table-cell table:formula="of:=[.G67]^3/[.S67]" office:value-type="float" office:value="21.1781656804734" calcext:value-type="float">
            <text:p>21.18</text:p>
          </table:table-cell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67]/[.G67]" office:value-type="float" office:value="2.38028169014084" calcext:value-type="float">
            <text:p>2.38</text:p>
          </table:table-cell>
          <table:table-cell table:formula="of:=[.V67]/[.D67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68]-[.G68])/[.G68]/[.G68]" office:value-type="float" office:value="0.38775837205576" calcext:value-type="float">
            <text:p>0.39</text:p>
          </table:table-cell>
          <table:table-cell table:formula="of:=[.E68]-[.G68]" office:value-type="float" office:value="24.2" calcext:value-type="float">
            <text:p>24.20</text:p>
          </table:table-cell>
          <table:table-cell table:formula="of:=[.G68]^3/[.S68]" office:value-type="float" office:value="20.3735123966942" calcext:value-type="float">
            <text:p>20.37</text:p>
          </table:table-cell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8]/[.G68]" office:value-type="float" office:value="3.06329113924051" calcext:value-type="float">
            <text:p>3.06</text:p>
          </table:table-cell>
          <table:table-cell table:formula="of:=[.V68]/[.D68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69]-[.G69])/[.G69]/[.G69]" office:value-type="float" office:value="0.110534409842368" calcext:value-type="float">
            <text:p>0.11</text:p>
          </table:table-cell>
          <table:table-cell table:formula="of:=[.E69]-[.G69]" office:value-type="float" office:value="46" calcext:value-type="float">
            <text:p>46.00</text:p>
          </table:table-cell>
          <table:table-cell table:formula="of:=[.G69]^3/[.S69]" office:value-type="float" office:value="184.557913043478" calcext:value-type="float">
            <text:p>184.56</text:p>
          </table:table-cell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9]/[.G69]" office:value-type="float" office:value="2.25490196078431" calcext:value-type="float">
            <text:p>2.25</text:p>
          </table:table-cell>
          <table:table-cell table:formula="of:=[.V69]/[.D69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70]-[.G70])/[.G70]/[.G70]" office:value-type="float" office:value="0.54412321676556" calcext:value-type="float">
            <text:p>0.54</text:p>
          </table:table-cell>
          <table:table-cell table:formula="of:=[.E70]-[.G70]" office:value-type="float" office:value="43.1" calcext:value-type="float">
            <text:p>43.10</text:p>
          </table:table-cell>
          <table:table-cell table:formula="of:=[.G70]^3/[.S70]" office:value-type="float" office:value="16.3565893271462" calcext:value-type="float">
            <text:p>16.36</text:p>
          </table:table-cell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70]/[.G70]" office:value-type="float" office:value="4.84269662921348" calcext:value-type="float">
            <text:p>4.84</text:p>
          </table:table-cell>
          <table:table-cell table:formula="of:=[.V70]/[.D70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71]-[.G71])/[.G71]/[.G71]" office:value-type="float" office:value="0.0282728195791464" calcext:value-type="float">
            <text:p>0.03</text:p>
          </table:table-cell>
          <table:table-cell table:formula="of:=[.E71]-[.G71]" office:value-type="float" office:value="32.3" calcext:value-type="float">
            <text:p>32.30</text:p>
          </table:table-cell>
          <table:table-cell table:formula="of:=[.G71]^3/[.S71]" office:value-type="float" office:value="1195.49448916409" calcext:value-type="float">
            <text:p>1195.49</text:p>
          </table:table-cell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71]/[.G71]" office:value-type="float" office:value="0.955621301775148" calcext:value-type="float">
            <text:p>0.96</text:p>
          </table:table-cell>
          <table:table-cell table:formula="of:=[.V71]/[.D71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72]-[.G72])/[.G72]/[.G72]" office:value-type="float" office:value="0.374248162174204" calcext:value-type="float">
            <text:p>0.37</text:p>
          </table:table-cell>
          <table:table-cell table:formula="of:=[.E72]-[.G72]" office:value-type="float" office:value="16.8" calcext:value-type="float">
            <text:p>16.80</text:p>
          </table:table-cell>
          <table:table-cell table:formula="of:=[.G72]^3/[.S72]" office:value-type="float" office:value="17.9025595238095" calcext:value-type="float">
            <text:p>17.90</text:p>
          </table:table-cell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72]/[.G72]" office:value-type="float" office:value="2.50746268656716" calcext:value-type="float">
            <text:p>2.51</text:p>
          </table:table-cell>
          <table:table-cell table:formula="of:=[.V72]/[.D72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73]-[.G73])/[.G73]/[.G73]" office:value-type="float" office:value="0.16415489893596" calcext:value-type="float">
            <text:p>0.16</text:p>
          </table:table-cell>
          <table:table-cell table:formula="of:=[.E73]-[.G73]" office:value-type="float" office:value="41.5" calcext:value-type="float">
            <text:p>41.50</text:p>
          </table:table-cell>
          <table:table-cell table:formula="of:=[.G73]^3/[.S73]" office:value-type="float" office:value="96.859734939759" calcext:value-type="float">
            <text:p>96.86</text:p>
          </table:table-cell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73]/[.G73]" office:value-type="float" office:value="2.61006289308176" calcext:value-type="float">
            <text:p>2.61</text:p>
          </table:table-cell>
          <table:table-cell table:formula="of:=[.V73]/[.D73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74]-[.G74])/[.G74]/[.G74]" office:value-type="float" office:value="0.0505301010602021" calcext:value-type="float">
            <text:p>0.05</text:p>
          </table:table-cell>
          <table:table-cell table:formula="of:=[.E74]-[.G74]" office:value-type="float" office:value="32.6" calcext:value-type="float">
            <text:p>32.60</text:p>
          </table:table-cell>
          <table:table-cell table:formula="of:=[.G74]^3/[.S74]" office:value-type="float" office:value="502.670674846626" calcext:value-type="float">
            <text:p>502.67</text:p>
          </table:table-cell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74]/[.G74]" office:value-type="float" office:value="1.28346456692913" calcext:value-type="float">
            <text:p>1.28</text:p>
          </table:table-cell>
          <table:table-cell table:formula="of:=[.V74]/[.D74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75]-[.G75])/[.G75]/[.G75]" office:value-type="float" office:value="0.0770402221625011" calcext:value-type="float">
            <text:p>0.08</text:p>
          </table:table-cell>
          <table:table-cell table:formula="of:=[.E75]-[.G75]" office:value-type="float" office:value="25.8" calcext:value-type="float">
            <text:p>25.80</text:p>
          </table:table-cell>
          <table:table-cell table:formula="of:=[.G75]^3/[.S75]" office:value-type="float" office:value="237.538255813954" calcext:value-type="float">
            <text:p>237.54</text:p>
          </table:table-cell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75]/[.G75]" office:value-type="float" office:value="1.40983606557377" calcext:value-type="float">
            <text:p>1.41</text:p>
          </table:table-cell>
          <table:table-cell table:formula="of:=[.V75]/[.D75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76]-[.G76])/[.G76]/[.G76]" office:value-type="float" office:value="0.0620408163265306" calcext:value-type="float">
            <text:p>0.06</text:p>
          </table:table-cell>
          <table:table-cell table:formula="of:=[.E76]-[.G76]" office:value-type="float" office:value="19" calcext:value-type="float">
            <text:p>19.00</text:p>
          </table:table-cell>
          <table:table-cell table:formula="of:=[.G76]^3/[.S76]" office:value-type="float" office:value="282.072368421053" calcext:value-type="float">
            <text:p>282.07</text:p>
          </table:table-cell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76]/[.G76]" office:value-type="float" office:value="1.08571428571429" calcext:value-type="float">
            <text:p>1.09</text:p>
          </table:table-cell>
          <table:table-cell table:formula="of:=[.V76]/[.D76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77]-[.G77])/[.G77]/[.G77]" office:value-type="float" office:value="0.065356721200877" calcext:value-type="float">
            <text:p>0.07</text:p>
          </table:table-cell>
          <table:table-cell table:formula="of:=[.E77]-[.G77]" office:value-type="float" office:value="15.5" calcext:value-type="float">
            <text:p>15.50</text:p>
          </table:table-cell>
          <table:table-cell table:formula="of:=[.G77]^3/[.S77]" office:value-type="float" office:value="235.629935483871" calcext:value-type="float">
            <text:p>235.63</text:p>
          </table:table-cell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77]/[.G77]" office:value-type="float" office:value="1.00649350649351" calcext:value-type="float">
            <text:p>1.01</text:p>
          </table:table-cell>
          <table:table-cell table:formula="of:=[.V77]/[.D77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78]-[.G78])/[.G78]/[.G78]" office:value-type="float" office:value="0.445362718089991" calcext:value-type="float">
            <text:p>0.45</text:p>
          </table:table-cell>
          <table:table-cell table:formula="of:=[.E78]-[.G78]" office:value-type="float" office:value="19.4" calcext:value-type="float">
            <text:p>19.40</text:p>
          </table:table-cell>
          <table:table-cell table:formula="of:=[.G78]^3/[.S78]" office:value-type="float" office:value="14.819381443299" calcext:value-type="float">
            <text:p>14.82</text:p>
          </table:table-cell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8]/[.G78]" office:value-type="float" office:value="2.93939393939394" calcext:value-type="float">
            <text:p>2.94</text:p>
          </table:table-cell>
          <table:table-cell table:formula="of:=[.V78]/[.D78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79]-[.G79])/[.G79]/[.G79]" office:value-type="float" office:value="1.18655692729767" calcext:value-type="float">
            <text:p>1.19</text:p>
          </table:table-cell>
          <table:table-cell table:formula="of:=[.E79]-[.G79]" office:value-type="float" office:value="34.6" calcext:value-type="float">
            <text:p>34.60</text:p>
          </table:table-cell>
          <table:table-cell table:formula="of:=[.G79]^3/[.S79]" office:value-type="float" office:value="4.55098265895954" calcext:value-type="float">
            <text:p>4.55</text:p>
          </table:table-cell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9]/[.G79]" office:value-type="float" office:value="6.40740740740741" calcext:value-type="float">
            <text:p>6.41</text:p>
          </table:table-cell>
          <table:table-cell table:formula="of:=[.V79]/[.D79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80]-[.G80])/[.G80]/[.G80]" office:value-type="float" office:value="0.222050754458162" calcext:value-type="float">
            <text:p>0.22</text:p>
          </table:table-cell>
          <table:table-cell table:formula="of:=[.E80]-[.G80]" office:value-type="float" office:value="25.9" calcext:value-type="float">
            <text:p>25.90</text:p>
          </table:table-cell>
          <table:table-cell table:formula="of:=[.G80]^3/[.S80]" office:value-type="float" office:value="48.637528957529" calcext:value-type="float">
            <text:p>48.64</text:p>
          </table:table-cell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80]/[.G80]" office:value-type="float" office:value="2.39814814814815" calcext:value-type="float">
            <text:p>2.40</text:p>
          </table:table-cell>
          <table:table-cell table:formula="of:=[.V80]/[.D80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81]-[.G81])/[.G81]/[.G81]" office:value-type="float" office:value="0.115645449137418" calcext:value-type="float">
            <text:p>0.12</text:p>
          </table:table-cell>
          <table:table-cell table:formula="of:=[.E81]-[.G81]" office:value-type="float" office:value="48.6" calcext:value-type="float">
            <text:p>48.60</text:p>
          </table:table-cell>
          <table:table-cell table:formula="of:=[.G81]^3/[.S81]" office:value-type="float" office:value="177.265946502058" calcext:value-type="float">
            <text:p>177.27</text:p>
          </table:table-cell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81]/[.G81]" office:value-type="float" office:value="2.37073170731707" calcext:value-type="float">
            <text:p>2.37</text:p>
          </table:table-cell>
          <table:table-cell table:formula="of:=[.V81]/[.D81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82]-[.G82])/[.G82]/[.G82]" office:value-type="float" office:value="0.0260800352249826" calcext:value-type="float">
            <text:p>0.03</text:p>
          </table:table-cell>
          <table:table-cell table:formula="of:=[.E82]-[.G82]" office:value-type="float" office:value="15.4" calcext:value-type="float">
            <text:p>15.40</text:p>
          </table:table-cell>
          <table:table-cell table:formula="of:=[.G82]^3/[.S82]" office:value-type="float" office:value="931.747207792208" calcext:value-type="float">
            <text:p>931.75</text:p>
          </table:table-cell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82]/[.G82]" office:value-type="float" office:value="0.633744855967078" calcext:value-type="float">
            <text:p>0.63</text:p>
          </table:table-cell>
          <table:table-cell table:formula="of:=[.V82]/[.D82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83]-[.G83])/[.G83]/[.G83]" office:value-type="float" office:value="0.141049382716049" calcext:value-type="float">
            <text:p>0.14</text:p>
          </table:table-cell>
          <table:table-cell table:formula="of:=[.E83]-[.G83]" office:value-type="float" office:value="45.7" calcext:value-type="float">
            <text:p>45.70</text:p>
          </table:table-cell>
          <table:table-cell table:formula="of:=[.G83]^3/[.S83]" office:value-type="float" office:value="127.614879649891" calcext:value-type="float">
            <text:p>127.61</text:p>
          </table:table-cell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83]/[.G83]" office:value-type="float" office:value="2.53888888888889" calcext:value-type="float">
            <text:p>2.54</text:p>
          </table:table-cell>
          <table:table-cell table:formula="of:=[.V83]/[.D83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84]-[.G84])/[.G84]/[.G84]" office:value-type="float" office:value="0.226548885283336" calcext:value-type="float">
            <text:p>0.23</text:p>
          </table:table-cell>
          <table:table-cell table:formula="of:=[.E84]-[.G84]" office:value-type="float" office:value="37.7" calcext:value-type="float">
            <text:p>37.70</text:p>
          </table:table-cell>
          <table:table-cell table:formula="of:=[.G84]^3/[.S84]" office:value-type="float" office:value="56.9413527851459" calcext:value-type="float">
            <text:p>56.94</text:p>
          </table:table-cell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84]/[.G84]" office:value-type="float" office:value="2.92248062015504" calcext:value-type="float">
            <text:p>2.92</text:p>
          </table:table-cell>
          <table:table-cell table:formula="of:=[.V84]/[.D84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85]-[.G85])/[.G85]/[.G85]" office:value-type="float" office:value="0.214248614958449" calcext:value-type="float">
            <text:p>0.21</text:p>
          </table:table-cell>
          <table:table-cell table:formula="of:=[.E85]-[.G85]" office:value-type="float" office:value="49.5" calcext:value-type="float">
            <text:p>49.50</text:p>
          </table:table-cell>
          <table:table-cell table:formula="of:=[.G85]^3/[.S85]" office:value-type="float" office:value="70.9456161616162" calcext:value-type="float">
            <text:p>70.95</text:p>
          </table:table-cell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85]/[.G85]" office:value-type="float" office:value="3.25657894736842" calcext:value-type="float">
            <text:p>3.26</text:p>
          </table:table-cell>
          <table:table-cell table:formula="of:=[.V85]/[.D85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86]-[.G86])/[.G86]/[.G86]" office:value-type="float" office:value="0.11966110577343" calcext:value-type="float">
            <text:p>0.12</text:p>
          </table:table-cell>
          <table:table-cell table:formula="of:=[.E86]-[.G86]" office:value-type="float" office:value="13.7" calcext:value-type="float">
            <text:p>13.70</text:p>
          </table:table-cell>
          <table:table-cell table:formula="of:=[.G86]^3/[.S86]" office:value-type="float" office:value="89.419197080292" calcext:value-type="float">
            <text:p>89.42</text:p>
          </table:table-cell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86]/[.G86]" office:value-type="float" office:value="1.2803738317757" calcext:value-type="float">
            <text:p>1.28</text:p>
          </table:table-cell>
          <table:table-cell table:formula="of:=[.V86]/[.D86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87]-[.G87])/[.G87]/[.G87]" office:value-type="float" office:value="0.16101108033241" calcext:value-type="float">
            <text:p>0.16</text:p>
          </table:table-cell>
          <table:table-cell table:formula="of:=[.E87]-[.G87]" office:value-type="float" office:value="37.2" calcext:value-type="float">
            <text:p>37.20</text:p>
          </table:table-cell>
          <table:table-cell table:formula="of:=[.G87]^3/[.S87]" office:value-type="float" office:value="94.403440860215" calcext:value-type="float">
            <text:p>94.40</text:p>
          </table:table-cell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87]/[.G87]" office:value-type="float" office:value="2.44736842105263" calcext:value-type="float">
            <text:p>2.45</text:p>
          </table:table-cell>
          <table:table-cell table:formula="of:=[.V87]/[.D87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88]-[.G88])/[.G88]/[.G88]" office:value-type="float" office:value="0.272338910644357" calcext:value-type="float">
            <text:p>0.27</text:p>
          </table:table-cell>
          <table:table-cell table:formula="of:=[.E88]-[.G88]" office:value-type="float" office:value="30.6" calcext:value-type="float">
            <text:p>30.60</text:p>
          </table:table-cell>
          <table:table-cell table:formula="of:=[.G88]^3/[.S88]" office:value-type="float" office:value="38.922091503268" calcext:value-type="float">
            <text:p>38.92</text:p>
          </table:table-cell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8]/[.G88]" office:value-type="float" office:value="2.88679245283019" calcext:value-type="float">
            <text:p>2.89</text:p>
          </table:table-cell>
          <table:table-cell table:formula="of:=[.V88]/[.D88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89]-[.G89])/[.G89]/[.G89]" office:value-type="float" office:value="0.632086167800453" calcext:value-type="float">
            <text:p>0.63</text:p>
          </table:table-cell>
          <table:table-cell table:formula="of:=[.E89]-[.G89]" office:value-type="float" office:value="44.6" calcext:value-type="float">
            <text:p>44.60</text:p>
          </table:table-cell>
          <table:table-cell table:formula="of:=[.G89]^3/[.S89]" office:value-type="float" office:value="13.2893273542601" calcext:value-type="float">
            <text:p>13.29</text:p>
          </table:table-cell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9]/[.G89]" office:value-type="float" office:value="5.30952380952381" calcext:value-type="float">
            <text:p>5.31</text:p>
          </table:table-cell>
          <table:table-cell table:formula="of:=[.V89]/[.D89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90]-[.G90])/[.G90]/[.G90]" office:value-type="float" office:value="0.564833927566147" calcext:value-type="float">
            <text:p>0.56</text:p>
          </table:table-cell>
          <table:table-cell table:formula="of:=[.E90]-[.G90]" office:value-type="float" office:value="30.1" calcext:value-type="float">
            <text:p>30.10</text:p>
          </table:table-cell>
          <table:table-cell table:formula="of:=[.G90]^3/[.S90]" office:value-type="float" office:value="12.9241528239203" calcext:value-type="float">
            <text:p>12.92</text:p>
          </table:table-cell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90]/[.G90]" office:value-type="float" office:value="4.12328767123288" calcext:value-type="float">
            <text:p>4.12</text:p>
          </table:table-cell>
          <table:table-cell table:formula="of:=[.V90]/[.D90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91]-[.G91])/[.G91]/[.G91]" office:value-type="float" office:value="0.029248716117403" calcext:value-type="float">
            <text:p>0.03</text:p>
          </table:table-cell>
          <table:table-cell table:formula="of:=[.E91]-[.G91]" office:value-type="float" office:value="25.8" calcext:value-type="float">
            <text:p>25.80</text:p>
          </table:table-cell>
          <table:table-cell table:formula="of:=[.G91]^3/[.S91]" office:value-type="float" office:value="1015.42918604651" calcext:value-type="float">
            <text:p>1015.43</text:p>
          </table:table-cell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91]/[.G91]" office:value-type="float" office:value="0.868686868686869" calcext:value-type="float">
            <text:p>0.87</text:p>
          </table:table-cell>
          <table:table-cell table:formula="of:=[.V91]/[.D91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92]-[.G92])/[.G92]/[.G92]" office:value-type="float" office:value="0.406574394463668" calcext:value-type="float">
            <text:p>0.41</text:p>
          </table:table-cell>
          <table:table-cell table:formula="of:=[.E92]-[.G92]" office:value-type="float" office:value="42.3" calcext:value-type="float">
            <text:p>42.30</text:p>
          </table:table-cell>
          <table:table-cell table:formula="of:=[.G92]^3/[.S92]" office:value-type="float" office:value="25.0876595744681" calcext:value-type="float">
            <text:p>25.09</text:p>
          </table:table-cell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92]/[.G92]" office:value-type="float" office:value="4.14705882352941" calcext:value-type="float">
            <text:p>4.15</text:p>
          </table:table-cell>
          <table:table-cell table:formula="of:=[.V92]/[.D92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93]-[.G93])/[.G93]/[.G93]" office:value-type="float" office:value="0.0117896270452127" calcext:value-type="float">
            <text:p>0.01</text:p>
          </table:table-cell>
          <table:table-cell table:formula="of:=[.E93]-[.G93]" office:value-type="float" office:value="12.3" calcext:value-type="float">
            <text:p>12.30</text:p>
          </table:table-cell>
          <table:table-cell table:formula="of:=[.G93]^3/[.S93]" office:value-type="float" office:value="2739.69650406504" calcext:value-type="float">
            <text:p>2739.70</text:p>
          </table:table-cell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93]/[.G93]" office:value-type="float" office:value="0.380804953560372" calcext:value-type="float">
            <text:p>0.38</text:p>
          </table:table-cell>
          <table:table-cell table:formula="of:=[.V93]/[.D93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94]-[.G94])/[.G94]/[.G94]" office:value-type="float" office:value="0.334141274238227" calcext:value-type="float">
            <text:p>0.33</text:p>
          </table:table-cell>
          <table:table-cell table:formula="of:=[.E94]-[.G94]" office:value-type="float" office:value="19.3" calcext:value-type="float">
            <text:p>19.30</text:p>
          </table:table-cell>
          <table:table-cell table:formula="of:=[.G94]^3/[.S94]" office:value-type="float" office:value="22.7448704663212" calcext:value-type="float">
            <text:p>22.74</text:p>
          </table:table-cell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94]/[.G94]" office:value-type="float" office:value="2.53947368421053" calcext:value-type="float">
            <text:p>2.54</text:p>
          </table:table-cell>
          <table:table-cell table:formula="of:=[.V94]/[.D94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95]-[.G95])/[.G95]/[.G95]" office:value-type="float" office:value="0.4753282028067" calcext:value-type="float">
            <text:p>0.48</text:p>
          </table:table-cell>
          <table:table-cell table:formula="of:=[.E95]-[.G95]" office:value-type="float" office:value="10.5" calcext:value-type="float">
            <text:p>10.50</text:p>
          </table:table-cell>
          <table:table-cell table:formula="of:=[.G95]^3/[.S95]" office:value-type="float" office:value="9.88790476190476" calcext:value-type="float">
            <text:p>9.89</text:p>
          </table:table-cell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95]/[.G95]" office:value-type="float" office:value="2.23404255319149" calcext:value-type="float">
            <text:p>2.23</text:p>
          </table:table-cell>
          <table:table-cell table:formula="of:=[.V95]/[.D95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96]-[.G96])/[.G96]/[.G96]" office:value-type="float" office:value="0.0327449282998984" calcext:value-type="float">
            <text:p>0.03</text:p>
          </table:table-cell>
          <table:table-cell table:formula="of:=[.E96]-[.G96]" office:value-type="float" office:value="8.7" calcext:value-type="float">
            <text:p>8.70</text:p>
          </table:table-cell>
          <table:table-cell table:formula="of:=[.G96]^3/[.S96]" office:value-type="float" office:value="497.787011494253" calcext:value-type="float">
            <text:p>497.79</text:p>
          </table:table-cell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96]/[.G96]" office:value-type="float" office:value="0.533742331288343" calcext:value-type="float">
            <text:p>0.53</text:p>
          </table:table-cell>
          <table:table-cell table:formula="of:=[.V96]/[.D96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97]-[.G97])/[.G97]/[.G97]" office:value-type="float" office:value="0.329938557360492" calcext:value-type="float">
            <text:p>0.33</text:p>
          </table:table-cell>
          <table:table-cell table:formula="of:=[.E97]-[.G97]" office:value-type="float" office:value="39.2" calcext:value-type="float">
            <text:p>39.20</text:p>
          </table:table-cell>
          <table:table-cell table:formula="of:=[.G97]^3/[.S97]" office:value-type="float" office:value="33.0364540816327" calcext:value-type="float">
            <text:p>33.04</text:p>
          </table:table-cell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97]/[.G97]" office:value-type="float" office:value="3.59633027522936" calcext:value-type="float">
            <text:p>3.60</text:p>
          </table:table-cell>
          <table:table-cell table:formula="of:=[.V97]/[.D97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98]-[.G98])/[.G98]/[.G98]" office:value-type="float" office:value="0.403579254930606" calcext:value-type="float">
            <text:p>0.40</text:p>
          </table:table-cell>
          <table:table-cell table:formula="of:=[.E98]-[.G98]" office:value-type="float" office:value="22.1" calcext:value-type="float">
            <text:p>22.10</text:p>
          </table:table-cell>
          <table:table-cell table:formula="of:=[.G98]^3/[.S98]" office:value-type="float" office:value="18.33592760181" calcext:value-type="float">
            <text:p>18.34</text:p>
          </table:table-cell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8]/[.G98]" office:value-type="float" office:value="2.98648648648649" calcext:value-type="float">
            <text:p>2.99</text:p>
          </table:table-cell>
          <table:table-cell table:formula="of:=[.V98]/[.D98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99]-[.G99])/[.G99]/[.G99]" office:value-type="float" office:value="0.227265472884548" calcext:value-type="float">
            <text:p>0.23</text:p>
          </table:table-cell>
          <table:table-cell table:formula="of:=[.E99]-[.G99]" office:value-type="float" office:value="71.2" calcext:value-type="float">
            <text:p>71.20</text:p>
          </table:table-cell>
          <table:table-cell table:formula="of:=[.G99]^3/[.S99]" office:value-type="float" office:value="77.8824859550562" calcext:value-type="float">
            <text:p>77.88</text:p>
          </table:table-cell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9]/[.G99]" office:value-type="float" office:value="4.0225988700565" calcext:value-type="float">
            <text:p>4.02</text:p>
          </table:table-cell>
          <table:table-cell table:formula="of:=[.V99]/[.D99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00]-[.G100])/[.G100]/[.G100]" office:value-type="float" office:value="0.0412041603715866" calcext:value-type="float">
            <text:p>0.04</text:p>
          </table:table-cell>
          <table:table-cell table:formula="of:=[.E100]-[.G100]" office:value-type="float" office:value="33" calcext:value-type="float">
            <text:p>33.00</text:p>
          </table:table-cell>
          <table:table-cell table:formula="of:=[.G100]^3/[.S100]" office:value-type="float" office:value="686.823848484849" calcext:value-type="float">
            <text:p>686.82</text:p>
          </table:table-cell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100]/[.G100]" office:value-type="float" office:value="1.1660777385159" calcext:value-type="float">
            <text:p>1.17</text:p>
          </table:table-cell>
          <table:table-cell table:formula="of:=[.V100]/[.D100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01]-[.G101])/[.G101]/[.G101]" office:value-type="float" office:value="0.160484642363694" calcext:value-type="float">
            <text:p>0.16</text:p>
          </table:table-cell>
          <table:table-cell table:formula="of:=[.E101]-[.G101]" office:value-type="float" office:value="15.1" calcext:value-type="float">
            <text:p>15.10</text:p>
          </table:table-cell>
          <table:table-cell table:formula="of:=[.G101]^3/[.S101]" office:value-type="float" office:value="60.4419205298013" calcext:value-type="float">
            <text:p>60.44</text:p>
          </table:table-cell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101]/[.G101]" office:value-type="float" office:value="1.55670103092784" calcext:value-type="float">
            <text:p>1.56</text:p>
          </table:table-cell>
          <table:table-cell table:formula="of:=[.V101]/[.D101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02]-[.G102])/[.G102]/[.G102]" office:value-type="float" office:value="0.10501995379122" calcext:value-type="float">
            <text:p>0.11</text:p>
          </table:table-cell>
          <table:table-cell table:formula="of:=[.E102]-[.G102]" office:value-type="float" office:value="20" calcext:value-type="float">
            <text:p>20.00</text:p>
          </table:table-cell>
          <table:table-cell table:formula="of:=[.G102]^3/[.S102]" office:value-type="float" office:value="131.4036" calcext:value-type="float">
            <text:p>131.40</text:p>
          </table:table-cell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102]/[.G102]" office:value-type="float" office:value="1.44927536231884" calcext:value-type="float">
            <text:p>1.45</text:p>
          </table:table-cell>
          <table:table-cell table:formula="of:=[.V102]/[.D102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03]-[.G103])/[.G103]/[.G103]" office:value-type="float" office:value="0.189230103806228" calcext:value-type="float">
            <text:p>0.19</text:p>
          </table:table-cell>
          <table:table-cell table:formula="of:=[.E103]-[.G103]" office:value-type="float" office:value="35" calcext:value-type="float">
            <text:p>35.00</text:p>
          </table:table-cell>
          <table:table-cell table:formula="of:=[.G103]^3/[.S103]" office:value-type="float" office:value="71.8701714285714" calcext:value-type="float">
            <text:p>71.87</text:p>
          </table:table-cell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103]/[.G103]" office:value-type="float" office:value="2.57352941176471" calcext:value-type="float">
            <text:p>2.57</text:p>
          </table:table-cell>
          <table:table-cell table:formula="of:=[.V103]/[.D103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04]-[.G104])/[.G104]/[.G104]" office:value-type="float" office:value="0.0134984333045822" calcext:value-type="float">
            <text:p>0.01</text:p>
          </table:table-cell>
          <table:table-cell table:formula="of:=[.E104]-[.G104]" office:value-type="float" office:value="27.7" calcext:value-type="float">
            <text:p>27.70</text:p>
          </table:table-cell>
          <table:table-cell table:formula="of:=[.G104]^3/[.S104]" office:value-type="float" office:value="3355.94501805054" calcext:value-type="float">
            <text:p>3355.95</text:p>
          </table:table-cell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104]/[.G104]" office:value-type="float" office:value="0.611479028697572" calcext:value-type="float">
            <text:p>0.61</text:p>
          </table:table-cell>
          <table:table-cell table:formula="of:=[.V104]/[.D104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05]-[.G105])/[.G105]/[.G105]" office:value-type="float" office:value="0.0792797635044343" calcext:value-type="float">
            <text:p>0.08</text:p>
          </table:table-cell>
          <table:table-cell table:formula="of:=[.E105]-[.G105]" office:value-type="float" office:value="47.2" calcext:value-type="float">
            <text:p>47.20</text:p>
          </table:table-cell>
          <table:table-cell table:formula="of:=[.G105]^3/[.S105]" office:value-type="float" office:value="307.770847457627" calcext:value-type="float">
            <text:p>307.77</text:p>
          </table:table-cell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105]/[.G105]" office:value-type="float" office:value="1.9344262295082" calcext:value-type="float">
            <text:p>1.93</text:p>
          </table:table-cell>
          <table:table-cell table:formula="of:=[.V105]/[.D105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06]-[.G106])/[.G106]/[.G106]" office:value-type="float" office:value="0.0153770772085653" calcext:value-type="float">
            <text:p>0.02</text:p>
          </table:table-cell>
          <table:table-cell table:formula="of:=[.E106]-[.G106]" office:value-type="float" office:value="29.5" calcext:value-type="float">
            <text:p>29.50</text:p>
          </table:table-cell>
          <table:table-cell table:formula="of:=[.G106]^3/[.S106]" office:value-type="float" office:value="2848.39566101695" calcext:value-type="float">
            <text:p>2848.40</text:p>
          </table:table-cell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106]/[.G106]" office:value-type="float" office:value="0.67351598173516" calcext:value-type="float">
            <text:p>0.67</text:p>
          </table:table-cell>
          <table:table-cell table:formula="of:=[.V106]/[.D106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07]-[.G107])/[.G107]/[.G107]" office:value-type="float" office:value="0.0682397959183674" calcext:value-type="float">
            <text:p>0.07</text:p>
          </table:table-cell>
          <table:table-cell table:formula="of:=[.E107]-[.G107]" office:value-type="float" office:value="53.5" calcext:value-type="float">
            <text:p>53.50</text:p>
          </table:table-cell>
          <table:table-cell table:formula="of:=[.G107]^3/[.S107]" office:value-type="float" office:value="410.317757009346" calcext:value-type="float">
            <text:p>410.32</text:p>
          </table:table-cell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107]/[.G107]" office:value-type="float" office:value="1.91071428571429" calcext:value-type="float">
            <text:p>1.91</text:p>
          </table:table-cell>
          <table:table-cell table:formula="of:=[.V107]/[.D107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08]-[.G108])/[.G108]/[.G108]" office:value-type="float" office:value="0.0275385656608089" calcext:value-type="float">
            <text:p>0.03</text:p>
          </table:table-cell>
          <table:table-cell table:formula="of:=[.E108]-[.G108]" office:value-type="float" office:value="11.8" calcext:value-type="float">
            <text:p>11.80</text:p>
          </table:table-cell>
          <table:table-cell table:formula="of:=[.G108]^3/[.S108]" office:value-type="float" office:value="751.67313559322" calcext:value-type="float">
            <text:p>751.67</text:p>
          </table:table-cell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8]/[.G108]" office:value-type="float" office:value="0.570048309178744" calcext:value-type="float">
            <text:p>0.57</text:p>
          </table:table-cell>
          <table:table-cell table:formula="of:=[.V108]/[.D108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09]-[.G109])/[.G109]/[.G109]" office:value-type="float" office:value="0.0268122371822075" calcext:value-type="float">
            <text:p>0.03</text:p>
          </table:table-cell>
          <table:table-cell table:formula="of:=[.E109]-[.G109]" office:value-type="float" office:value="27.8" calcext:value-type="float">
            <text:p>27.80</text:p>
          </table:table-cell>
          <table:table-cell table:formula="of:=[.G109]^3/[.S109]" office:value-type="float" office:value="1200.94417266187" calcext:value-type="float">
            <text:p>1200.94</text:p>
          </table:table-cell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9]/[.G109]" office:value-type="float" office:value="0.863354037267081" calcext:value-type="float">
            <text:p>0.86</text:p>
          </table:table-cell>
          <table:table-cell table:formula="of:=[.V109]/[.D109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10]-[.G110])/[.G110]/[.G110]" office:value-type="float" office:value="0.00585864015049718" calcext:value-type="float">
            <text:p>0.01</text:p>
          </table:table-cell>
          <table:table-cell table:formula="of:=[.E110]-[.G110]" office:value-type="float" office:value="21.8" calcext:value-type="float">
            <text:p>21.80</text:p>
          </table:table-cell>
          <table:table-cell table:formula="of:=[.G110]^3/[.S110]" office:value-type="float" office:value="10411.9724770642" calcext:value-type="float">
            <text:p>10411.97</text:p>
          </table:table-cell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10]/[.G110]" office:value-type="float" office:value="0.357377049180328" calcext:value-type="float">
            <text:p>0.36</text:p>
          </table:table-cell>
          <table:table-cell table:formula="of:=[.V110]/[.D110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11]-[.G111])/[.G111]/[.G111]" office:value-type="float" office:value="0.0171914059580264" calcext:value-type="float">
            <text:p>0.02</text:p>
          </table:table-cell>
          <table:table-cell table:formula="of:=[.E111]-[.G111]" office:value-type="float" office:value="20.7" calcext:value-type="float">
            <text:p>20.70</text:p>
          </table:table-cell>
          <table:table-cell table:formula="of:=[.G111]^3/[.S111]" office:value-type="float" office:value="2018.45038647343" calcext:value-type="float">
            <text:p>2018.45</text:p>
          </table:table-cell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11]/[.G111]" office:value-type="float" office:value="0.596541786743516" calcext:value-type="float">
            <text:p>0.60</text:p>
          </table:table-cell>
          <table:table-cell table:formula="of:=[.V111]/[.D111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12]-[.G112])/[.G112]/[.G112]" office:value-type="float" office:value="1.01944444444444" calcext:value-type="float">
            <text:p>1.02</text:p>
          </table:table-cell>
          <table:table-cell table:formula="of:=[.E112]-[.G112]" office:value-type="float" office:value="36.7" calcext:value-type="float">
            <text:p>36.70</text:p>
          </table:table-cell>
          <table:table-cell table:formula="of:=[.G112]^3/[.S112]" office:value-type="float" office:value="5.88555858310627" calcext:value-type="float">
            <text:p>5.89</text:p>
          </table:table-cell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12]/[.G112]" office:value-type="float" office:value="6.11666666666667" calcext:value-type="float">
            <text:p>6.12</text:p>
          </table:table-cell>
          <table:table-cell table:formula="of:=[.V112]/[.D112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13]-[.G113])/[.G113]/[.G113]" office:value-type="float" office:value="0.313846595805803" calcext:value-type="float">
            <text:p>0.31</text:p>
          </table:table-cell>
          <table:table-cell table:formula="of:=[.E113]-[.G113]" office:value-type="float" office:value="43.7" calcext:value-type="float">
            <text:p>43.70</text:p>
          </table:table-cell>
          <table:table-cell table:formula="of:=[.G113]^3/[.S113]" office:value-type="float" office:value="37.5979862700229" calcext:value-type="float">
            <text:p>37.60</text:p>
          </table:table-cell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13]/[.G113]" office:value-type="float" office:value="3.70338983050847" calcext:value-type="float">
            <text:p>3.70</text:p>
          </table:table-cell>
          <table:table-cell table:formula="of:=[.V113]/[.D113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14]-[.G114])/[.G114]/[.G114]" office:value-type="float" office:value="0.0108917733309296" calcext:value-type="float">
            <text:p>0.01</text:p>
          </table:table-cell>
          <table:table-cell table:formula="of:=[.E114]-[.G114]" office:value-type="float" office:value="29" calcext:value-type="float">
            <text:p>29.00</text:p>
          </table:table-cell>
          <table:table-cell table:formula="of:=[.G114]^3/[.S114]" office:value-type="float" office:value="4737.52055172414" calcext:value-type="float">
            <text:p>4737.52</text:p>
          </table:table-cell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14]/[.G114]" office:value-type="float" office:value="0.562015503875969" calcext:value-type="float">
            <text:p>0.56</text:p>
          </table:table-cell>
          <table:table-cell table:formula="of:=[.V114]/[.D114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15]-[.G115])/[.G115]/[.G115]" office:value-type="float" office:value="0.0272006005728066" calcext:value-type="float">
            <text:p>0.03</text:p>
          </table:table-cell>
          <table:table-cell table:formula="of:=[.E115]-[.G115]" office:value-type="float" office:value="52.9" calcext:value-type="float">
            <text:p>52.90</text:p>
          </table:table-cell>
          <table:table-cell table:formula="of:=[.G115]^3/[.S115]" office:value-type="float" office:value="1621.287731569" calcext:value-type="float">
            <text:p>1621.29</text:p>
          </table:table-cell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15]/[.G115]" office:value-type="float" office:value="1.19954648526077" calcext:value-type="float">
            <text:p>1.20</text:p>
          </table:table-cell>
          <table:table-cell table:formula="of:=[.V115]/[.D115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16]-[.G116])/[.G116]/[.G116]" office:value-type="float" office:value="0.0151309222960776" calcext:value-type="float">
            <text:p>0.02</text:p>
          </table:table-cell>
          <table:table-cell table:formula="of:=[.E116]-[.G116]" office:value-type="float" office:value="28.5" calcext:value-type="float">
            <text:p>28.50</text:p>
          </table:table-cell>
          <table:table-cell table:formula="of:=[.G116]^3/[.S116]" office:value-type="float" office:value="2868.29838596491" calcext:value-type="float">
            <text:p>2868.30</text:p>
          </table:table-cell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16]/[.G116]" office:value-type="float" office:value="0.65668202764977" calcext:value-type="float">
            <text:p>0.66</text:p>
          </table:table-cell>
          <table:table-cell table:formula="of:=[.V116]/[.D116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17]-[.G117])/[.G117]/[.G117]" office:value-type="float" office:value="0.0450879928714636" calcext:value-type="float">
            <text:p>0.05</text:p>
          </table:table-cell>
          <table:table-cell table:formula="of:=[.E117]-[.G117]" office:value-type="float" office:value="50.6" calcext:value-type="float">
            <text:p>50.60</text:p>
          </table:table-cell>
          <table:table-cell table:formula="of:=[.G117]^3/[.S117]" office:value-type="float" office:value="742.991600790514" calcext:value-type="float">
            <text:p>742.99</text:p>
          </table:table-cell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17]/[.G117]" office:value-type="float" office:value="1.51044776119403" calcext:value-type="float">
            <text:p>1.51</text:p>
          </table:table-cell>
          <table:table-cell table:formula="of:=[.V117]/[.D117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18]-[.G118])/[.G118]/[.G118]" office:value-type="float" office:value="0.152442873374574" calcext:value-type="float">
            <text:p>0.15</text:p>
          </table:table-cell>
          <table:table-cell table:formula="of:=[.E118]-[.G118]" office:value-type="float" office:value="48.3" calcext:value-type="float">
            <text:p>48.30</text:p>
          </table:table-cell>
          <table:table-cell table:formula="of:=[.G118]^3/[.S118]" office:value-type="float" office:value="116.765051759834" calcext:value-type="float">
            <text:p>116.77</text:p>
          </table:table-cell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8]/[.G118]" office:value-type="float" office:value="2.71348314606742" calcext:value-type="float">
            <text:p>2.71</text:p>
          </table:table-cell>
          <table:table-cell table:formula="of:=[.V118]/[.D118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19]-[.G119])/[.G119]/[.G119]" office:value-type="float" office:value="0.0162552567899562" calcext:value-type="float">
            <text:p>0.02</text:p>
          </table:table-cell>
          <table:table-cell table:formula="of:=[.E119]-[.G119]" office:value-type="float" office:value="26.4" calcext:value-type="float">
            <text:p>26.40</text:p>
          </table:table-cell>
          <table:table-cell table:formula="of:=[.G119]^3/[.S119]" office:value-type="float" office:value="2479.19799242424" calcext:value-type="float">
            <text:p>2479.20</text:p>
          </table:table-cell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9]/[.G119]" office:value-type="float" office:value="0.655086848635236" calcext:value-type="float">
            <text:p>0.66</text:p>
          </table:table-cell>
          <table:table-cell table:formula="of:=[.V119]/[.D119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20]-[.G120])/[.G120]/[.G120]" office:value-type="float" office:value="0.0431527206218564" calcext:value-type="float">
            <text:p>0.04</text:p>
          </table:table-cell>
          <table:table-cell table:formula="of:=[.E120]-[.G120]" office:value-type="float" office:value="45.3" calcext:value-type="float">
            <text:p>45.30</text:p>
          </table:table-cell>
          <table:table-cell table:formula="of:=[.G120]^3/[.S120]" office:value-type="float" office:value="750.821721854304" calcext:value-type="float">
            <text:p>750.82</text:p>
          </table:table-cell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20]/[.G120]" office:value-type="float" office:value="1.39814814814815" calcext:value-type="float">
            <text:p>1.40</text:p>
          </table:table-cell>
          <table:table-cell table:formula="of:=[.V120]/[.D120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21]-[.G121])/[.G121]/[.G121]" office:value-type="float" office:value="0.0265599858934515" calcext:value-type="float">
            <text:p>0.03</text:p>
          </table:table-cell>
          <table:table-cell table:formula="of:=[.E121]-[.G121]" office:value-type="float" office:value="48.2" calcext:value-type="float">
            <text:p>48.20</text:p>
          </table:table-cell>
          <table:table-cell table:formula="of:=[.G121]^3/[.S121]" office:value-type="float" office:value="1603.91651452282" calcext:value-type="float">
            <text:p>1603.92</text:p>
          </table:table-cell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21]/[.G121]" office:value-type="float" office:value="1.13145539906103" calcext:value-type="float">
            <text:p>1.13</text:p>
          </table:table-cell>
          <table:table-cell table:formula="of:=[.V121]/[.D121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22]-[.G122])/[.G122]/[.G122]" office:value-type="float" office:value="0.150367565159278" calcext:value-type="float">
            <text:p>0.15</text:p>
          </table:table-cell>
          <table:table-cell table:formula="of:=[.E122]-[.G122]" office:value-type="float" office:value="27" calcext:value-type="float">
            <text:p>27.00</text:p>
          </table:table-cell>
          <table:table-cell table:formula="of:=[.G122]^3/[.S122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22]/[.G122]" office:value-type="float" office:value="2.01492537313433" calcext:value-type="float">
            <text:p>2.01</text:p>
          </table:table-cell>
          <table:table-cell table:formula="of:=[.V122]/[.D122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23]-[.G123])/[.G123]/[.G123]" office:value-type="float" office:value="0.178949525305649" calcext:value-type="float">
            <text:p>0.18</text:p>
          </table:table-cell>
          <table:table-cell table:formula="of:=[.E123]-[.G123]" office:value-type="float" office:value="26.2" calcext:value-type="float">
            <text:p>26.20</text:p>
          </table:table-cell>
          <table:table-cell table:formula="of:=[.G123]^3/[.S123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23]/[.G123]" office:value-type="float" office:value="2.16528925619835" calcext:value-type="float">
            <text:p>2.17</text:p>
          </table:table-cell>
          <table:table-cell table:formula="of:=[.V123]/[.D123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24]-[.G124])/[.G124]/[.G124]" office:value-type="float" office:value="1.6595041322314" calcext:value-type="float">
            <text:p>1.66</text:p>
          </table:table-cell>
          <table:table-cell table:formula="of:=[.E124]-[.G124]" office:value-type="float" office:value="50.2" calcext:value-type="float">
            <text:p>50.20</text:p>
          </table:table-cell>
          <table:table-cell table:formula="of:=[.G124]^3/[.S124]" office:value-type="float" office:value="3.31424302788845" calcext:value-type="float">
            <text:p>3.31</text:p>
          </table:table-cell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24]/[.G124]" office:value-type="float" office:value="9.12727272727273" calcext:value-type="float">
            <text:p>9.13</text:p>
          </table:table-cell>
          <table:table-cell table:formula="of:=[.V124]/[.D124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25]-[.G125])/[.G125]/[.G125]" office:value-type="float" office:value="0.615286011857074" calcext:value-type="float">
            <text:p>0.62</text:p>
          </table:table-cell>
          <table:table-cell table:formula="of:=[.E125]-[.G125]" office:value-type="float" office:value="38.4" calcext:value-type="float">
            <text:p>38.40</text:p>
          </table:table-cell>
          <table:table-cell table:formula="of:=[.G125]^3/[.S125]" office:value-type="float" office:value="12.8395572916667" calcext:value-type="float">
            <text:p>12.84</text:p>
          </table:table-cell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25]/[.G125]" office:value-type="float" office:value="4.86075949367089" calcext:value-type="float">
            <text:p>4.86</text:p>
          </table:table-cell>
          <table:table-cell table:formula="of:=[.V125]/[.D125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29.87" calcext:value-type="float">
            <text:p>129.87</text:p>
          </table:table-cell>
          <table:table-cell table:style-name="ce45" office:value-type="float" office:value="1.14" calcext:value-type="float">
            <text:p>1.14</text:p>
          </table:table-cell>
          <table:table-cell table:style-name="ce45" office:value-type="float" office:value="82.59" calcext:value-type="float">
            <text:p>82.59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126]-[.G126])/[.G126]/[.G126]" office:value-type="float" office:value="0.00693142511551752" calcext:value-type="float">
            <text:p>0.01</text:p>
          </table:table-cell>
          <table:table-cell table:formula="of:=[.E126]-[.G126]" office:value-type="float" office:value="47.28" calcext:value-type="float">
            <text:p>47.28</text:p>
          </table:table-cell>
          <table:table-cell table:formula="of:=[.G126]^3/[.S126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126]/[.G126]" office:value-type="float" office:value="0.572466400290592" calcext:value-type="float">
            <text:p>0.57</text:p>
          </table:table-cell>
          <table:table-cell table:formula="of:=[.V126]/[.D126]" office:value-type="float" office:value="0.0213717489340674" calcext:value-type="float">
            <text:p>0.0213717489340674</text:p>
          </table:table-cell>
          <table:table-cell office:value-type="float" office:value="0.0953121312079605" calcext:value-type="float">
            <text:p>0.0953121312079605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0.08" calcext:value-type="float">
            <text:p>60.08</text:p>
          </table:table-cell>
          <table:table-cell table:style-name="ce45" office:value-type="float" office:value="0.64" calcext:value-type="float">
            <text:p>0.64</text:p>
          </table:table-cell>
          <table:table-cell table:style-name="ce45" office:value-type="float" office:value="15.26" calcext:value-type="float">
            <text:p>15.26</text:p>
          </table:table-cell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27]-[.G127])/[.G127]/[.G127]" office:value-type="float" office:value="0.192469884174527" calcext:value-type="float">
            <text:p>0.19</text:p>
          </table:table-cell>
          <table:table-cell table:formula="of:=[.E127]-[.G127]" office:value-type="float" office:value="44.82" calcext:value-type="float">
            <text:p>44.82</text:p>
          </table:table-cell>
          <table:table-cell table:formula="of:=[.G127]^3/[.S127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127]/[.G127]" office:value-type="float" office:value="2.93709043250328" calcext:value-type="float">
            <text:p>2.94</text:p>
          </table:table-cell>
          <table:table-cell table:formula="of:=[.V127]/[.D127]" office:value-type="float" office:value="0.0768088786498679" calcext:value-type="float">
            <text:p>0.0768088786498679</text:p>
          </table:table-cell>
          <table:table-cell office:value-type="float" office:value="0.0502570104078004" calcext:value-type="float">
            <text:p>0.0502570104078004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75" calcext:value-type="float">
            <text:p>63.75</text:p>
          </table:table-cell>
          <table:table-cell table:style-name="ce45" office:value-type="float" office:value="0.66" calcext:value-type="float">
            <text:p>0.66</text:p>
          </table:table-cell>
          <table:table-cell table:style-name="ce45" office:value-type="float" office:value="20.91" calcext:value-type="float">
            <text:p>20.91</text:p>
          </table:table-cell>
          <table:table-cell table:style-name="ce45" office:value-type="float" office:value="0.29" calcext:value-type="float">
            <text:p>0.29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128]-[.G128])/[.G128]/[.G128]" office:value-type="float" office:value="0.0979808937257235" calcext:value-type="float">
            <text:p>0.10</text:p>
          </table:table-cell>
          <table:table-cell table:formula="of:=[.E128]-[.G128]" office:value-type="float" office:value="42.84" calcext:value-type="float">
            <text:p>42.84</text:p>
          </table:table-cell>
          <table:table-cell table:formula="of:=[.G128]^3/[.S128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128]/[.G128]" office:value-type="float" office:value="2.04878048780488" calcext:value-type="float">
            <text:p>2.05</text:p>
          </table:table-cell>
          <table:table-cell table:formula="of:=[.V128]/[.D128]" office:value-type="float" office:value="0.0257946867048074" calcext:value-type="float">
            <text:p>0.0257946867048074</text:p>
          </table:table-cell>
          <table:table-cell office:value-type="float" office:value="0.462989067755634" calcext:value-type="float">
            <text:p>0.462989067755634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3.51" calcext:value-type="float">
            <text:p>93.51</text:p>
          </table:table-cell>
          <table:table-cell table:style-name="ce45" office:value-type="float" office:value="1.28" calcext:value-type="float">
            <text:p>1.28</text:p>
          </table:table-cell>
          <table:table-cell table:style-name="ce45" office:value-type="float" office:value="9.86" calcext:value-type="float">
            <text:p>9.86</text:p>
          </table:table-cell>
          <table:table-cell table:style-name="ce45" office:value-type="float" office:value="0.85" calcext:value-type="float">
            <text:p>0.85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129]-[.G129])/[.G129]/[.G129]" office:value-type="float" office:value="0.860423206843065" calcext:value-type="float">
            <text:p>0.86</text:p>
          </table:table-cell>
          <table:table-cell table:formula="of:=[.E129]-[.G129]" office:value-type="float" office:value="83.65" calcext:value-type="float">
            <text:p>83.65</text:p>
          </table:table-cell>
          <table:table-cell table:formula="of:=[.G129]^3/[.S129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129]/[.G129]" office:value-type="float" office:value="8.48377281947262" calcext:value-type="float">
            <text:p>8.48</text:p>
          </table:table-cell>
          <table:table-cell table:formula="of:=[.V129]/[.D129]" office:value-type="float" office:value="0.17067441952275" calcext:value-type="float">
            <text:p>0.17067441952275</text:p>
          </table:table-cell>
          <table:table-cell office:value-type="float" office:value="0.199598547835216" calcext:value-type="float">
            <text:p>0.19959854783521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66.32" calcext:value-type="float">
            <text:p>66.32</text:p>
          </table:table-cell>
          <table:table-cell table:style-name="ce45" office:value-type="float" office:value="0.49" calcext:value-type="float">
            <text:p>0.49</text:p>
          </table:table-cell>
          <table:table-cell table:style-name="ce45" office:value-type="float" office:value="11.99" calcext:value-type="float">
            <text:p>11.99</text:p>
          </table:table-cell>
          <table:table-cell table:style-name="ce45" office:value-type="float" office:value="0.38" calcext:value-type="float">
            <text:p>0.3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30]-[.G130])/[.G130]/[.G130]" office:value-type="float" office:value="0.377921273009688" calcext:value-type="float">
            <text:p>0.38</text:p>
          </table:table-cell>
          <table:table-cell table:formula="of:=[.E130]-[.G130]" office:value-type="float" office:value="54.33" calcext:value-type="float">
            <text:p>54.33</text:p>
          </table:table-cell>
          <table:table-cell table:formula="of:=[.G130]^3/[.S130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130]/[.G130]" office:value-type="float" office:value="4.53127606338615" calcext:value-type="float">
            <text:p>4.53</text:p>
          </table:table-cell>
          <table:table-cell table:formula="of:=[.V130]/[.D130]" office:value-type="float" office:value="0.0477396869775513" calcext:value-type="float">
            <text:p>0.0477396869775513</text:p>
          </table:table-cell>
          <table:table-cell office:value-type="float" office:value="0.474625396169553" calcext:value-type="float">
            <text:p>0.474625396169553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77.15" calcext:value-type="float">
            <text:p>77.15</text:p>
          </table:table-cell>
          <table:table-cell table:style-name="ce41" office:value-type="float" office:value="0.59" calcext:value-type="float">
            <text:p>0.59</text:p>
          </table:table-cell>
          <table:table-cell table:style-name="ce41" office:value-type="float" office:value="28.99" calcext:value-type="float">
            <text:p>28.99</text:p>
          </table:table-cell>
          <table:table-cell table:style-name="ce41" office:value-type="float" office:value="0.41" calcext:value-type="float">
            <text:p>0.4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31]-[.G131])/[.G131]/[.G131]" office:value-type="float" office:value="0.0573046741742612" calcext:value-type="float">
            <text:p>0.06</text:p>
          </table:table-cell>
          <table:table-cell table:formula="of:=[.E131]-[.G131]" office:value-type="float" office:value="48.16" calcext:value-type="float">
            <text:p>48.16</text:p>
          </table:table-cell>
          <table:table-cell table:formula="of:=[.G131]^3/[.S131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131]/[.G131]" office:value-type="float" office:value="1.66126250431183" calcext:value-type="float">
            <text:p>1.66</text:p>
          </table:table-cell>
          <table:table-cell table:formula="of:=[.V131]/[.D131]" office:value-type="float" office:value="0.0368720242531637" calcext:value-type="float">
            <text:p>0.0368720242531637</text:p>
          </table:table-cell>
          <table:table-cell office:value-type="float" office:value="0.498871828720476" calcext:value-type="float">
            <text:p>0.49887182872047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4.76" calcext:value-type="float">
            <text:p>184.76</text:p>
          </table:table-cell>
          <table:table-cell table:style-name="ce41" office:value-type="float" office:value="0.79" calcext:value-type="float">
            <text:p>0.79</text:p>
          </table:table-cell>
          <table:table-cell table:style-name="ce41" office:value-type="float" office:value="37.01" calcext:value-type="float">
            <text:p>37.01</text:p>
          </table:table-cell>
          <table:table-cell table:style-name="ce41" office:value-type="float" office:value="0.82" calcext:value-type="float">
            <text:p>0.8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32]-[.G132])/[.G132]/[.G132]" office:value-type="float" office:value="0.107867178598334" calcext:value-type="float">
            <text:p>0.11</text:p>
          </table:table-cell>
          <table:table-cell table:formula="of:=[.E132]-[.G132]" office:value-type="float" office:value="147.75" calcext:value-type="float">
            <text:p>147.75</text:p>
          </table:table-cell>
          <table:table-cell table:formula="of:=[.G132]^3/[.S132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132]/[.G132]" office:value-type="float" office:value="3.99216427992434" calcext:value-type="float">
            <text:p>3.99</text:p>
          </table:table-cell>
          <table:table-cell table:formula="of:=[.V132]/[.D132]" office:value-type="float" office:value="0.147307956797997" calcext:value-type="float">
            <text:p>0.147307956797997</text:p>
          </table:table-cell>
          <table:table-cell office:value-type="float" office:value="0.113972636785959" calcext:value-type="float">
            <text:p>0.11397263678595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/>
          <table:table-cell table:style-name="ce41" office:value-type="float" office:value="36.29373" calcext:value-type="float">
            <text:p>36.29373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133]-[.G133])/[.G133]/[.G133]" office:value-type="float" office:value="0.0275702547270038" calcext:value-type="float">
            <text:p>0.03</text:p>
          </table:table-cell>
          <table:table-cell table:formula="of:=[.E133]-[.G133]" office:value-type="float" office:value="36.3165" calcext:value-type="float">
            <text:p>36.32</text:p>
          </table:table-cell>
          <table:table-cell table:formula="of:=[.G133]^3/[.S133]" office:value-type="float" office:value="1316.40894722862" calcext:value-type="float">
            <text:p>1316.41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133]/[.G133]" office:value-type="float" office:value="1.0006273810931" calcext:value-type="float">
            <text:p>1.00</text:p>
          </table:table-cell>
          <table:table-cell table:formula="of:=[.V133]/[.D133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/>
          <table:table-cell table:style-name="ce41" office:value-type="float" office:value="13.9128" calcext:value-type="float">
            <text:p>13.9128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34]-[.G134])/[.G134]/[.G134]" office:value-type="float" office:value="0.257122991706434" calcext:value-type="float">
            <text:p>0.26</text:p>
          </table:table-cell>
          <table:table-cell table:formula="of:=[.E134]-[.G134]" office:value-type="float" office:value="49.77027" calcext:value-type="float">
            <text:p>49.77</text:p>
          </table:table-cell>
          <table:table-cell table:formula="of:=[.G134]^3/[.S134]" office:value-type="float" office:value="54.1095135353928" calcext:value-type="float">
            <text:p>54.11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34]/[.G134]" office:value-type="float" office:value="3.57730075901328" calcext:value-type="float">
            <text:p>3.58</text:p>
          </table:table-cell>
          <table:table-cell table:formula="of:=[.V134]/[.D134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/>
          <table:table-cell table:style-name="ce41" office:value-type="float" office:value="12.4839" calcext:value-type="float">
            <text:p>12.4839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35]-[.G135])/[.G135]/[.G135]" office:value-type="float" office:value="0.197352789388238" calcext:value-type="float">
            <text:p>0.20</text:p>
          </table:table-cell>
          <table:table-cell table:formula="of:=[.E135]-[.G135]" office:value-type="float" office:value="30.75699" calcext:value-type="float">
            <text:p>30.76</text:p>
          </table:table-cell>
          <table:table-cell table:formula="of:=[.G135]^3/[.S135]" office:value-type="float" office:value="63.2567699635666" calcext:value-type="float">
            <text:p>63.26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35]/[.G135]" office:value-type="float" office:value="2.46373248744383" calcext:value-type="float">
            <text:p>2.46</text:p>
          </table:table-cell>
          <table:table-cell table:formula="of:=[.V135]/[.D135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/>
          <table:table-cell table:style-name="ce41" office:value-type="float" office:value="12.26544" calcext:value-type="float">
            <text:p>12.26544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36]-[.G136])/[.G136]/[.G136]" office:value-type="float" office:value="0.208095573496409" calcext:value-type="float">
            <text:p>0.21</text:p>
          </table:table-cell>
          <table:table-cell table:formula="of:=[.E136]-[.G136]" office:value-type="float" office:value="31.30611" calcext:value-type="float">
            <text:p>31.31</text:p>
          </table:table-cell>
          <table:table-cell table:formula="of:=[.G136]^3/[.S136]" office:value-type="float" office:value="58.9413786844037" calcext:value-type="float">
            <text:p>58.94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36]/[.G136]" office:value-type="float" office:value="2.55238377098579" calcext:value-type="float">
            <text:p>2.55</text:p>
          </table:table-cell>
          <table:table-cell table:formula="of:=[.V136]/[.D136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/>
          <table:table-cell table:style-name="ce41" office:value-type="float" office:value="22.46574" calcext:value-type="float">
            <text:p>22.46574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7]-[.G137])/[.G137]/[.G137]" office:value-type="float" office:value="0.273905974012158" calcext:value-type="float">
            <text:p>0.27</text:p>
          </table:table-cell>
          <table:table-cell table:formula="of:=[.E137]-[.G137]" office:value-type="float" office:value="138.24294" calcext:value-type="float">
            <text:p>138.24</text:p>
          </table:table-cell>
          <table:table-cell table:formula="of:=[.G137]^3/[.S137]" office:value-type="float" office:value="82.0198978172079" calcext:value-type="float">
            <text:p>82.02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7]/[.G137]" office:value-type="float" office:value="6.1535003966039" calcext:value-type="float">
            <text:p>6.15</text:p>
          </table:table-cell>
          <table:table-cell table:formula="of:=[.V137]/[.D137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/>
          <table:table-cell table:style-name="ce41" office:value-type="float" office:value="16.55247" calcext:value-type="float">
            <text:p>16.55247</text:p>
          </table:table-cell>
          <table:table-cell table:style-name="ce41"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38]-[.G138])/[.G138]/[.G138]" office:value-type="float" office:value="0.447952552496789" calcext:value-type="float">
            <text:p>0.45</text:p>
          </table:table-cell>
          <table:table-cell table:formula="of:=[.E138]-[.G138]" office:value-type="float" office:value="122.73195" calcext:value-type="float">
            <text:p>122.73</text:p>
          </table:table-cell>
          <table:table-cell table:formula="of:=[.G138]^3/[.S138]" office:value-type="float" office:value="36.9513911858302" calcext:value-type="float">
            <text:p>36.95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38]/[.G138]" office:value-type="float" office:value="7.41472118662653" calcext:value-type="float">
            <text:p>7.41</text:p>
          </table:table-cell>
          <table:table-cell table:formula="of:=[.V138]/[.D138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39]-[.G139])/[.G139]/[.G139]" office:value-type="float" office:value="0.232206764977399" calcext:value-type="float">
            <text:p>0.23</text:p>
          </table:table-cell>
          <table:table-cell table:formula="of:=[.E139]-[.G139]" office:value-type="float" office:value="42.27399" calcext:value-type="float">
            <text:p>42.27</text:p>
          </table:table-cell>
          <table:table-cell table:formula="of:=[.G139]^3/[.S139]" office:value-type="float" office:value="58.1064466460022" calcext:value-type="float">
            <text:p>58.11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39]/[.G139]" office:value-type="float" office:value="3.1330985398782" calcext:value-type="float">
            <text:p>3.13</text:p>
          </table:table-cell>
          <table:table-cell table:formula="of:=[.V139]/[.D139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/>
          <table:table-cell office:value-type="float" office:value="8.23416" calcext:value-type="float">
            <text:p>8.23416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  <table:table-cell table:formula="of:=([.E140]-[.G140])/[.G140]/[.G140]" office:value-type="float" office:value="1.60630288767431" calcext:value-type="float">
            <text:p>1.61</text:p>
          </table:table-cell>
          <table:table-cell table:formula="of:=[.E140]-[.G140]" office:value-type="float" office:value="108.90957" calcext:value-type="float">
            <text:p>108.91</text:p>
          </table:table-cell>
          <table:table-cell table:formula="of:=[.G140]^3/[.S140]" office:value-type="float" office:value="5.12615650708432" calcext:value-type="float">
            <text:p>5.13</text:p>
          </table:table-cell>
          <table:table-cell table:number-columns-repeated="2"/>
          <table:table-cell table:formula="of:=[.S140]/[.G140]" office:value-type="float" office:value="13.2265549855723" calcext:value-type="float">
            <text:p>13.23</text:p>
          </table:table-cell>
          <table:table-cell/>
          <table:table-cell office:value-type="float" office:value="0.288401993904733" calcext:value-type="float">
            <text:p>0.288401993904733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41]-[.G141])/[.G141]/[.G141]" office:value-type="float" office:value="0.2100639987081" calcext:value-type="float">
            <text:p>0.21</text:p>
          </table:table-cell>
          <table:table-cell table:formula="of:=[.E141]-[.G141]" office:value-type="float" office:value="28.33941" calcext:value-type="float">
            <text:p>28.34</text:p>
          </table:table-cell>
          <table:table-cell table:formula="of:=[.G141]^3/[.S141]" office:value-type="float" office:value="55.292720653861" calcext:value-type="float">
            <text:p>55.2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41]/[.G141]" office:value-type="float" office:value="2.43989544563457" calcext:value-type="float">
            <text:p>2.44</text:p>
          </table:table-cell>
          <table:table-cell table:formula="of:=[.V141]/[.D141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42]-[.G142])/[.G142]/[.G142]" office:value-type="float" office:value="0.0952696951498591" calcext:value-type="float">
            <text:p>0.10</text:p>
          </table:table-cell>
          <table:table-cell table:formula="of:=[.E142]-[.G142]" office:value-type="float" office:value="116.51046" calcext:value-type="float">
            <text:p>116.51</text:p>
          </table:table-cell>
          <table:table-cell table:formula="of:=[.G142]^3/[.S142]" office:value-type="float" office:value="367.071186120529" calcext:value-type="float">
            <text:p>367.07</text:p>
          </table:table-cell>
          <table:table-cell office:value-type="float" office:value="1.05040054509334" calcext:value-type="float">
            <text:p>1.05</text:p>
          </table:table-cell>
          <table:table-cell office:value-type="float" office:value="2.40468957092015" calcext:value-type="float">
            <text:p>2.40</text:p>
          </table:table-cell>
          <table:table-cell table:formula="of:=[.S142]/[.G142]" office:value-type="float" office:value="3.33165364435889" calcext:value-type="float">
            <text:p>3.33</text:p>
          </table:table-cell>
          <table:table-cell table:formula="of:=[.V142]/[.D142]" office:value-type="float" office:value="0.0924880604200058" calcext:value-type="float">
            <text:p>0.0924880604200058</text:p>
          </table:table-cell>
          <table:table-cell office:value-type="float" office:value="0.249287050703638" calcext:value-type="float">
            <text:p>0.24928705070363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43]-[.G143])/[.G143]/[.G143]" office:value-type="float" office:value="0.214570064867027" calcext:value-type="float">
            <text:p>0.21</text:p>
          </table:table-cell>
          <table:table-cell table:formula="of:=[.E143]-[.G143]" office:value-type="float" office:value="41.53347" calcext:value-type="float">
            <text:p>41.53</text:p>
          </table:table-cell>
          <table:table-cell table:formula="of:=[.G143]^3/[.S143]" office:value-type="float" office:value="64.8403588292804" calcext:value-type="float">
            <text:p>64.84</text:p>
          </table:table-cell>
          <table:table-cell office:value-type="float" office:value="3.68772069939128" calcext:value-type="float">
            <text:p>3.69</text:p>
          </table:table-cell>
          <table:table-cell office:value-type="float" office:value="1.4148621224612" calcext:value-type="float">
            <text:p>1.41</text:p>
          </table:table-cell>
          <table:table-cell table:formula="of:=[.S143]/[.G143]" office:value-type="float" office:value="2.98527039848197" calcext:value-type="float">
            <text:p>2.99</text:p>
          </table:table-cell>
          <table:table-cell table:formula="of:=[.V143]/[.D143]" office:value-type="float" office:value="0.0544177739408154" calcext:value-type="float">
            <text:p>0.0544177739408154</text:p>
          </table:table-cell>
          <table:table-cell office:value-type="float" office:value="0.0769191304639518" calcext:value-type="float">
            <text:p>0.076919130463951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44]-[.G144])/[.G144]/[.G144]" office:value-type="float" office:value="0.0783544724690127" calcext:value-type="float">
            <text:p>0.08</text:p>
          </table:table-cell>
          <table:table-cell table:formula="of:=[.E144]-[.G144]" office:value-type="float" office:value="35.99343" calcext:value-type="float">
            <text:p>35.99</text:p>
          </table:table-cell>
          <table:table-cell table:formula="of:=[.G144]^3/[.S144]" office:value-type="float" office:value="273.536906377312" calcext:value-type="float">
            <text:p>273.54</text:p>
          </table:table-cell>
          <table:table-cell office:value-type="float" office:value="1.11" calcext:value-type="float">
            <text:p>1.11</text:p>
          </table:table-cell>
          <table:table-cell office:value-type="float" office:value="1.94" calcext:value-type="float">
            <text:p>1.94</text:p>
          </table:table-cell>
          <table:table-cell table:formula="of:=[.S144]/[.G144]" office:value-type="float" office:value="1.67935887171276" calcext:value-type="float">
            <text:p>1.68</text:p>
          </table:table-cell>
          <table:table-cell table:formula="of:=[.V144]/[.D144]" office:value-type="float" office:value="0.0746153846153846" calcext:value-type="float">
            <text:p>0.0746153846153846</text:p>
          </table:table-cell>
          <table:table-cell office:value-type="float" office:value="0.319037360347755" calcext:value-type="float">
            <text:p>0.319037360347755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/>
          <table:table-cell office:value-type="float" office:value="66.66495" calcext:value-type="float">
            <text:p>66.66495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  <table:table-cell table:formula="of:=([.E145]-[.G145])/[.G145]/[.G145]" office:value-type="float" office:value="0.00274278775175057" calcext:value-type="float">
            <text:p>0.00</text:p>
          </table:table-cell>
          <table:table-cell table:formula="of:=[.E145]-[.G145]" office:value-type="float" office:value="12.18954" calcext:value-type="float">
            <text:p>12.19</text:p>
          </table:table-cell>
          <table:table-cell table:formula="of:=[.G145]^3/[.S145]" office:value-type="float" office:value="24305.5445896065" calcext:value-type="float">
            <text:p>24305.54</text:p>
          </table:table-cell>
          <table:table-cell office:value-type="float" office:value="1.17843583259346" calcext:value-type="float">
            <text:p>1.18</text:p>
          </table:table-cell>
          <table:table-cell office:value-type="float" office:value="0.222690391108961" calcext:value-type="float">
            <text:p>0.22</text:p>
          </table:table-cell>
          <table:table-cell table:formula="of:=[.S145]/[.G145]" office:value-type="float" office:value="0.182847808331064" calcext:value-type="float">
            <text:p>0.18</text:p>
          </table:table-cell>
          <table:table-cell table:formula="of:=[.V145]/[.D145]" office:value-type="float" office:value="0.00856501504265235" calcext:value-type="float">
            <text:p>0.00856501504265235</text:p>
          </table:table-cell>
          <table:table-cell office:value-type="float" office:value="0.233609073092289" calcext:value-type="float">
            <text:p>0.23360907309228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45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46]-[.G146])/[.G146]/[.G146]" office:value-type="float" office:value="0.668711723720473" calcext:value-type="float">
            <text:p>0.67</text:p>
          </table:table-cell>
          <table:table-cell table:formula="of:=[.E146]-[.G146]" office:value-type="float" office:value="61.65852" calcext:value-type="float">
            <text:p>61.66</text:p>
          </table:table-cell>
          <table:table-cell table:formula="of:=[.G146]^3/[.S146]" office:value-type="float" office:value="14.3594611241089" calcext:value-type="float">
            <text:p>14.36</text:p>
          </table:table-cell>
          <table:table-cell office:value-type="float" office:value="12.3785857611808" calcext:value-type="float">
            <text:p>12.38</text:p>
          </table:table-cell>
          <table:table-cell office:value-type="float" office:value="3.30712698900468" calcext:value-type="float">
            <text:p>3.31</text:p>
          </table:table-cell>
          <table:table-cell table:formula="of:=[.S146]/[.G146]" office:value-type="float" office:value="6.42119733315005" calcext:value-type="float">
            <text:p>6.42</text:p>
          </table:table-cell>
          <table:table-cell table:formula="of:=[.V146]/[.D146]" office:value-type="float" office:value="0.0972684408530788" calcext:value-type="float">
            <text:p>0.0972684408530788</text:p>
          </table:table-cell>
          <table:table-cell office:value-type="float" office:value="0.231198540834628" calcext:value-type="float">
            <text:p>0.23119854083462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45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47]-[.G147])/[.G147]/[.G147]" office:value-type="float" office:value="0.819094654660818" calcext:value-type="float">
            <text:p>0.82</text:p>
          </table:table-cell>
          <table:table-cell table:formula="of:=[.E147]-[.G147]" office:value-type="float" office:value="69.96231" calcext:value-type="float">
            <text:p>69.96</text:p>
          </table:table-cell>
          <table:table-cell table:formula="of:=[.G147]^3/[.S147]" office:value-type="float" office:value="11.28316483011" calcext:value-type="float">
            <text:p>11.28</text:p>
          </table:table-cell>
          <table:table-cell office:value-type="float" office:value="9.52256127781545" calcext:value-type="float">
            <text:p>9.52</text:p>
          </table:table-cell>
          <table:table-cell office:value-type="float" office:value="8.54567635144719" calcext:value-type="float">
            <text:p>8.55</text:p>
          </table:table-cell>
          <table:table-cell table:formula="of:=[.S147]/[.G147]" office:value-type="float" office:value="7.57005641648218" calcext:value-type="float">
            <text:p>7.57</text:p>
          </table:table-cell>
          <table:table-cell table:formula="of:=[.V147]/[.D147]" office:value-type="float" office:value="0.251343422101388" calcext:value-type="float">
            <text:p>0.251343422101388</text:p>
          </table:table-cell>
          <table:table-cell office:value-type="float" office:value="0.595506946611812" calcext:value-type="float">
            <text:p>0.595506946611812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6" calcext:value-type="float">
            <text:p>6</text:p>
          </table:table-cell>
          <table:table-cell table:style-name="ce45"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/>
          <table:table-cell office:value-type="float" office:value="5.58558" calcext:value-type="float">
            <text:p>5.5855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([.E148]-[.G148])/[.G148]/[.G148]" office:value-type="float" office:value="3.58677303480679" calcext:value-type="float">
            <text:p>3.59</text:p>
          </table:table-cell>
          <table:table-cell table:formula="of:=[.E148]-[.G148]" office:value-type="float" office:value="111.90267" calcext:value-type="float">
            <text:p>111.90</text:p>
          </table:table-cell>
          <table:table-cell table:formula="of:=[.G148]^3/[.S148]" office:value-type="float" office:value="1.55727166056965" calcext:value-type="float">
            <text:p>1.56</text:p>
          </table:table-cell>
          <table:table-cell table:number-columns-repeated="2"/>
          <table:table-cell table:formula="of:=[.S148]/[.G148]" office:value-type="float" office:value="20.0342077277561" calcext:value-type="float">
            <text:p>20.03</text:p>
          </table:table-cell>
          <table:table-cell/>
          <table:table-cell office:value-type="float" office:value="0.706367034730731" calcext:value-type="float">
            <text:p>0.706367034730731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45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49]-[.G149])/[.G149]/[.G149]" office:value-type="float" office:value="0.187797302040233" calcext:value-type="float">
            <text:p>0.19</text:p>
          </table:table-cell>
          <table:table-cell table:formula="of:=[.E149]-[.G149]" office:value-type="float" office:value="37.93911" calcext:value-type="float">
            <text:p>37.94</text:p>
          </table:table-cell>
          <table:table-cell table:formula="of:=[.G149]^3/[.S149]" office:value-type="float" office:value="75.6849531147948" calcext:value-type="float">
            <text:p>75.68</text:p>
          </table:table-cell>
          <table:table-cell office:value-type="float" office:value="6.28142763597451" calcext:value-type="float">
            <text:p>6.28</text:p>
          </table:table-cell>
          <table:table-cell office:value-type="float" office:value="0.565549625643024" calcext:value-type="float">
            <text:p>0.57</text:p>
          </table:table-cell>
          <table:table-cell table:formula="of:=[.S149]/[.G149]" office:value-type="float" office:value="2.66924380673771" calcext:value-type="float">
            <text:p>2.67</text:p>
          </table:table-cell>
          <table:table-cell table:formula="of:=[.V149]/[.D149]" office:value-type="float" office:value="0.0166338125189125" calcext:value-type="float">
            <text:p>0.0166338125189125</text:p>
          </table:table-cell>
          <table:table-cell office:value-type="float" office:value="0.743472680158678" calcext:value-type="float">
            <text:p>0.743472680158678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45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50]-[.G150])/[.G150]/[.G150]" office:value-type="float" office:value="0.31511499328373" calcext:value-type="float">
            <text:p>0.32</text:p>
          </table:table-cell>
          <table:table-cell table:formula="of:=[.E150]-[.G150]" office:value-type="float" office:value="60.99555" calcext:value-type="float">
            <text:p>61.00</text:p>
          </table:table-cell>
          <table:table-cell table:formula="of:=[.G150]^3/[.S150]" office:value-type="float" office:value="44.1515011869744" calcext:value-type="float">
            <text:p>44.15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50]/[.G150]" office:value-type="float" office:value="4.38413187855787" calcext:value-type="float">
            <text:p>4.38</text:p>
          </table:table-cell>
          <table:table-cell table:formula="of:=[.V150]/[.D150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51]-[.G151])/[.G151]/[.G151]" office:value-type="float" office:value="0.451128031621157" calcext:value-type="float">
            <text:p>0.45</text:p>
          </table:table-cell>
          <table:table-cell table:formula="of:=[.E151]-[.G151]" office:value-type="float" office:value="50.79228" calcext:value-type="float">
            <text:p>50.79</text:p>
          </table:table-cell>
          <table:table-cell table:formula="of:=[.G151]^3/[.S151]" office:value-type="float" office:value="23.5206399430985" calcext:value-type="float">
            <text:p>23.52</text:p>
          </table:table-cell>
          <table:table-cell office:value-type="float" office:value="12.6128473405381" calcext:value-type="float">
            <text:p>12.61</text:p>
          </table:table-cell>
          <table:table-cell office:value-type="float" office:value="0.661408458072585" calcext:value-type="float">
            <text:p>0.66</text:p>
          </table:table-cell>
          <table:table-cell table:formula="of:=[.S151]/[.G151]" office:value-type="float" office:value="4.78683834048641" calcext:value-type="float">
            <text:p>4.79</text:p>
          </table:table-cell>
          <table:table-cell table:formula="of:=[.V151]/[.D151]" office:value-type="float" office:value="0.0254387868489456" calcext:value-type="float">
            <text:p>0.0254387868489456</text:p>
          </table:table-cell>
          <table:table-cell office:value-type="float" office:value="0.351071744106106" calcext:value-type="float">
            <text:p>0.351071744106106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52]-[.G152])/[.G152]/[.G152]" office:value-type="float" office:value="0.0123971413086252" calcext:value-type="float">
            <text:p>0.01</text:p>
          </table:table-cell>
          <table:table-cell table:formula="of:=[.E152]-[.G152]" office:value-type="float" office:value="22.80003" calcext:value-type="float">
            <text:p>22.80</text:p>
          </table:table-cell>
          <table:table-cell table:formula="of:=[.G152]^3/[.S152]" office:value-type="float" office:value="3459.27733921714" calcext:value-type="float">
            <text:p>3459.28</text:p>
          </table:table-cell>
          <table:table-cell table:number-columns-repeated="2"/>
          <table:table-cell table:formula="of:=[.S152]/[.G152]" office:value-type="float" office:value="0.531653264591589" calcext:value-type="float">
            <text:p>0.53</text:p>
          </table:table-cell>
          <table:table-cell/>
          <table:table-cell office:value-type="float" office:value="0.326164514049097" calcext:value-type="float">
            <text:p>0.326164514049097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53]-[.G153])/[.G153]/[.G153]" office:value-type="float" office:value="0.395333486480039" calcext:value-type="float">
            <text:p>0.40</text:p>
          </table:table-cell>
          <table:table-cell table:formula="of:=[.E153]-[.G153]" office:value-type="float" office:value="44.5104" calcext:value-type="float">
            <text:p>44.51</text:p>
          </table:table-cell>
          <table:table-cell table:formula="of:=[.G153]^3/[.S153]" office:value-type="float" office:value="26.8401750999551" calcext:value-type="float">
            <text:p>26.84</text:p>
          </table:table-cell>
          <table:table-cell office:value-type="float" office:value="7.22236149425952" calcext:value-type="float">
            <text:p>7.22</text:p>
          </table:table-cell>
          <table:table-cell office:value-type="float" office:value="0.530322476159228" calcext:value-type="float">
            <text:p>0.53</text:p>
          </table:table-cell>
          <table:table-cell table:formula="of:=[.S153]/[.G153]" office:value-type="float" office:value="4.19481246501213" calcext:value-type="float">
            <text:p>4.19</text:p>
          </table:table-cell>
          <table:table-cell table:formula="of:=[.V153]/[.D153]" office:value-type="float" office:value="0.0203970183138165" calcext:value-type="float">
            <text:p>0.0203970183138165</text:p>
          </table:table-cell>
          <table:table-cell office:value-type="float" office:value="0.203264457487947" calcext:value-type="float">
            <text:p>0.203264457487947</text:p>
          </table:table-cell>
          <table:table-cell table:number-columns-repeated="999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/>
          <table:table-cell office:value-type="float" office:value="44.57343" calcext:value-type="float">
            <text:p>44.57343</text:p>
          </table:table-cell>
          <table:table-cell/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2"/>
          <table:table-cell table:formula="of:=([.E154]-[.G154])/[.G154]/[.G154]" office:value-type="float" office:value="0.039518466390591" calcext:value-type="float">
            <text:p>0.04</text:p>
          </table:table-cell>
          <table:table-cell table:formula="of:=[.E154]-[.G154]" office:value-type="float" office:value="78.51492" calcext:value-type="float">
            <text:p>78.51</text:p>
          </table:table-cell>
          <table:table-cell table:formula="of:=[.G154]^3/[.S154]" office:value-type="float" office:value="1127.91396203099" calcext:value-type="float">
            <text:p>1127.91</text:p>
          </table:table-cell>
          <table:table-cell office:value-type="float" office:value="1.70836850437093" calcext:value-type="float">
            <text:p>1.71</text:p>
          </table:table-cell>
          <table:table-cell office:value-type="float" office:value="0.0510629542794085" calcext:value-type="float">
            <text:p>0.05</text:p>
          </table:table-cell>
          <table:table-cell table:formula="of:=[.S154]/[.G154]" office:value-type="float" office:value="1.76147359536836" calcext:value-type="float">
            <text:p>1.76</text:p>
          </table:table-cell>
          <table:table-cell table:formula="of:=[.V154]/[.D154]" office:value-type="float" office:value="0.00196395977997725" calcext:value-type="float">
            <text:p>0.00196395977997725</text:p>
          </table:table-cell>
          <table:table-cell office:value-type="float" office:value="0.256960089098191" calcext:value-type="float">
            <text:p>0.25696008909819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float" office:value="0.02192883196393" calcext:value-type="float">
            <text:p>0.02192883196393</text:p>
          </table:table-cell>
          <table:table-cell table:number-columns-repeated="999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Y1:main.Y104857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office:forms form:automatic-focus="false" form:apply-design-mode="false"/>
        <table:table-column table:style-name="co8" table:default-cell-style-name="ce6"/>
        <table:table-column table:style-name="co8" table:default-cell-style-name="Default"/>
        <table:table-column table:style-name="co8" table:default-cell-style-name="ce45"/>
        <table:table-column table:style-name="co8" table:number-columns-repeated="3" table:default-cell-style-name="Default"/>
        <table:table-column table:style-name="co8" table:default-cell-style-name="ce45"/>
        <table:table-column table:style-name="co8" table:default-cell-style-name="ce41"/>
        <table:table-column table:style-name="co8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35.29736" calcext:value-type="float">
            <text:p>135.29736</text:p>
          </table:table-cell>
          <table:table-cell table:style-name="ce45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68307" calcext:value-type="float">
            <text:p>63.68307</text:p>
          </table:table-cell>
          <table:table-cell table:style-name="ce45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83.84079" calcext:value-type="float">
            <text:p>83.84079</text:p>
          </table:table-cell>
          <table:table-cell table:style-name="ce45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6.66495" calcext:value-type="float">
            <text:p>66.66495</text:p>
          </table:table-cell>
          <table:table-cell table:style-name="ce45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6.04782" calcext:value-type="float">
            <text:p>96.04782</text:p>
          </table:table-cell>
          <table:table-cell table:style-name="ce45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71.62683" calcext:value-type="float">
            <text:p>71.62683</text:p>
          </table:table-cell>
          <table:table-cell table:style-name="ce45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93.71769" calcext:value-type="float">
            <text:p>93.71769</text:p>
          </table:table-cell>
          <table:table-cell table:style-name="ce41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81.85254" calcext:value-type="float">
            <text:p>81.85254</text:p>
          </table:table-cell>
          <table:table-cell table:style-name="ce41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65.68518" calcext:value-type="float">
            <text:p>65.68518</text:p>
          </table:table-cell>
          <table:table-cell table:style-name="ce41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112.55112" calcext:value-type="float">
            <text:p>112.55112</text:p>
          </table:table-cell>
          <table:table-cell table:style-name="ce41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6.79221" calcext:value-type="float">
            <text:p>186.79221</text:p>
          </table:table-cell>
          <table:table-cell table:style-name="ce41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41"/>
        <table:table-column table:style-name="co9" table:default-cell-style-name="ce41"/>
        <table:table-column table:style-name="co10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/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6" calcext:value-type="float">
            <text:p>0.16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40" calcext:value-type="float">
            <text:p>4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.1" calcext:value-type="float">
            <text:p>86.1</text:p>
          </table:table-cell>
          <table:table-cell table:style-name="ce41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number-columns-repeated="5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8.7" calcext:value-type="float">
            <text:p>128.7</text:p>
          </table:table-cell>
          <table:table-cell table:style-name="ce41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59.1" calcext:value-type="float">
            <text:p>159.1</text:p>
          </table:table-cell>
          <table:table-cell table:style-name="ce41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44.1*0.33" office:value-type="float" office:value="80.553" calcext:value-type="float">
            <text:p>80.553</text:p>
          </table:table-cell>
          <table:table-cell table:style-name="ce41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377*0.33" office:value-type="float" office:value="124.41" calcext:value-type="float">
            <text:p>124.41</text:p>
          </table:table-cell>
          <table:table-cell table:style-name="ce41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47.4" calcext:value-type="float">
            <text:p>147.4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table:style-name="Default"/>
          <table:table-cell/>
          <table:table-cell table:style-name="ce41"/>
          <table:table-cell/>
          <table:table-cell table:style-name="ce41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8.1" calcext:value-type="float">
            <text:p>178.1</text:p>
          </table:table-cell>
          <table:table-cell table:style-name="ce41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8" table:default-cell-style-name="ce38"/>
        <table:table-column table:style-name="co8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8" table:default-cell-style-name="ce38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string" calcext:value-type="string">
            <text:p>2021-08-12_16h44m01s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5h56m31s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2m57s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5m45s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0m05s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2m52s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3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41"/>
        <table:table-column table:style-name="co14" table:default-cell-style-name="ce41"/>
        <table:table-column table:style-name="co10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4" calcext:value-type="float">
            <text:p>4</text:p>
          </table:table-cell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244.1*0.33" office:value-type="float" office:value="80.553" calcext:value-type="float">
            <text:p>80.553</text:p>
          </table:table-cell>
          <table:table-cell table:style-name="ce43" table:formula="of:=79*0.33" office:value-type="float" office:value="26.07" calcext:value-type="float">
            <text:p>26.07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42"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5" calcext:value-type="float">
            <text:p>5</text:p>
          </table:table-cell>
          <table:table-cell table:style-name="ce42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377*0.33" office:value-type="float" office:value="124.41" calcext:value-type="float">
            <text:p>124.41</text:p>
          </table:table-cell>
          <table:table-cell table:style-name="ce43" table:formula="of:=43*0.33" office:value-type="float" office:value="14.19" calcext:value-type="float">
            <text:p>14.1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4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22" calcext:value-type="date">
            <text:p>11/22/21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79" calcext:value-type="float">
            <text:p>7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78.1" calcext:value-type="float">
            <text:p>178.1</text:p>
          </table:table-cell>
          <table:table-cell table:style-name="ce43" office:value-type="float" office:value="27.9" calcext:value-type="float">
            <text:p>27.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Outer drop moves, current tracking does not account for it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53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6" calcext:value-type="date">
            <text:p>10/26/21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5.4" calcext:value-type="float">
            <text:p>15.4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small inner drop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6.3" calcext:value-type="float">
            <text:p>6.3</text:p>
          </table:table-cell>
          <table:table-cell table:style-name="ce51" table:formula="of:=([.E3]-[.F3])/[.F3]/[.F3]" office:value-type="float" office:value="0.247090571765896" calcext:value-type="float">
            <text:p>0.247090571765896</text:p>
          </table:table-cell>
          <table:table-cell table:style-name="ce54" office:value-type="float" office:value="0.722324663071206" calcext:value-type="float">
            <text:p>0.72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53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7" calcext:value-type="date">
            <text:p>10/27/21</text:p>
          </table:table-cell>
          <table:table-cell table:style-name="ce49" office:value-type="float" office:value="3" calcext:value-type="float">
            <text:p>3</text:p>
          </table:table-cell>
          <table:table-cell table:style-name="ce51" office:value-type="float" office:value="28" calcext:value-type="float">
            <text:p>2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27.5" calcext:value-type="float">
            <text:p>127.5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formula="of:=([.E5]-[.F5])/[.F5]/[.F5]" office:value-type="float" office:value="0.761451516954194" calcext:value-type="float">
            <text:p>0.761451516954194</text:p>
          </table:table-cell>
          <table:table-cell table:style-name="ce54" office:value-type="float" office:value="0.90578125" calcext:value-type="float">
            <text:p>0.91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53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53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02" calcext:value-type="date">
            <text:p>11/02/2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9.5" calcext:value-type="float">
            <text:p>9.5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51" table:number-columns-repeated="2"/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1" calcext:value-type="float">
            <text:p>11</text:p>
          </table:table-cell>
          <table:table-cell table:style-name="ce51" table:formula="of:=([.E8]-[.F8])/[.F8]/[.F8]" office:value-type="float" office:value="0.415512465373961" calcext:value-type="float">
            <text:p>0.415512465373961</text:p>
          </table:table-cell>
          <table:table-cell table:style-name="ce54" office:value-type="float" office:value="0.535982513661202" calcext:value-type="float">
            <text:p>0.54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48" office:value-type="date" office:date-value="2021-11-02" calcext:value-type="date">
            <text:p>11/02/21</text:p>
          </table:table-cell>
          <table:table-cell table:style-name="ce50" office:value-type="float" office:value="2" calcext:value-type="float">
            <text:p>2</text:p>
          </table:table-cell>
          <table:table-cell table:style-name="ce45" office:value-type="float" office:value="36" calcext:value-type="float">
            <text:p>36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6.1" calcext:value-type="float">
            <text:p>86.1</text:p>
          </table:table-cell>
          <table:table-cell table:style-name="ce50" office:value-type="float" office:value="13.7" calcext:value-type="float">
            <text:p>13.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style-name="ce45" table:number-columns-repeated="2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53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53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53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53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53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53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53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53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53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53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8" calcext:value-type="float">
            <text:p>8</text:p>
          </table:table-cell>
          <table:table-cell table:style-name="ce51" office:value-type="float" office:value="53" calcext:value-type="float">
            <text:p>53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72.5" calcext:value-type="float">
            <text:p>72.5</text:p>
          </table:table-cell>
          <table:table-cell table:style-name="ce49" office:value-type="float" office:value="21.1" calcext:value-type="float">
            <text:p>21.1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style-name="ce51" table:number-columns-repeated="2"/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([.E19]-[.F19])/[.F19]/[.F19]" office:value-type="float" office:value="0.11545113541924" calcext:value-type="float">
            <text:p>0.11545113541924</text:p>
          </table:table-cell>
          <table:table-cell table:style-name="ce54" office:value-type="float" office:value="0.589224112898542" calcext:value-type="float">
            <text:p>0.59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53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53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1" calcext:value-type="float">
            <text:p>51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132.6" calcext:value-type="float">
            <text:p>132.6</text:p>
          </table:table-cell>
          <table:table-cell table:style-name="ce49" office:value-type="float" office:value="15.6" calcext:value-type="float">
            <text:p>15.6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850" calcext:value-type="float">
            <text:p>850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[.E22]-[.F22])/[.F22]/[.F22]" office:value-type="float" office:value="0.480769230769231" calcext:value-type="float">
            <text:p>0.480769230769231</text:p>
          </table:table-cell>
          <table:table-cell table:style-name="ce54" office:value-type="float" office:value="0.765542664985288" calcext:value-type="float">
            <text:p>0.77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53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53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11" calcext:value-type="date">
            <text:p>11/11/21</text:p>
          </table:table-cell>
          <table:table-cell table:style-name="ce49" office:value-type="float" office:value="7" calcext:value-type="float">
            <text:p>7</text:p>
          </table:table-cell>
          <table:table-cell table:style-name="ce51" office:value-type="float" office:value="72" calcext:value-type="float">
            <text:p>7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176.8" calcext:value-type="float">
            <text:p>176.8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style-name="ce51" table:number-columns-repeated="2"/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formula="of:=([.E25]-[.F25])/[.F25]/[.F25]" office:value-type="float" office:value="1.08731575120629" calcext:value-type="float">
            <text:p>1.08731575120629</text:p>
          </table:table-cell>
          <table:table-cell table:style-name="ce54" office:value-type="float" office:value="0.372828708696931" calcext:value-type="float">
            <text:p>0.37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53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53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53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53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45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office:forms form:automatic-focus="false" form:apply-design-mode="false"/>
        <table:table-column table:style-name="co8" table:default-cell-style-name="ce6"/>
        <table:table-column table:style-name="co8" table:default-cell-style-name="ce41"/>
        <table:table-column table:style-name="co8" table:default-cell-style-name="ce45"/>
        <table:table-column table:style-name="co8" table:number-columns-repeated="5" table:default-cell-style-name="ce41"/>
        <table:table-column table:style-name="co8" table:default-cell-style-name="ce45"/>
        <table:table-column table:style-name="co8" table:number-columns-repeated="2" table:default-cell-style-name="ce41"/>
        <table:table-column table:style-name="co8" table:default-cell-style-name="ce45"/>
        <table:table-column table:style-name="co8" table:default-cell-style-name="ce41"/>
        <table:table-column table:style-name="co8" table:number-columns-repeated="4" table:default-cell-style-name="Default"/>
        <table:table-column table:style-name="co8" table:number-columns-repeated="6" table:default-cell-style-name="ce53"/>
        <table:table-column table:style-name="co8" table:default-cell-style-name="Default"/>
        <table:table-column table:style-name="co8" table:default-cell-style-name="ce32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41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30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29.87" calcext:value-type="float">
            <text:p>129.87</text:p>
          </table:table-cell>
          <table:table-cell table:style-name="ce45" office:value-type="float" office:value="1.14" calcext:value-type="float">
            <text:p>1.14</text:p>
          </table:table-cell>
          <table:table-cell table:style-name="ce45" office:value-type="float" office:value="82.59" calcext:value-type="float">
            <text:p>82.59</text:p>
          </table:table-cell>
          <table:table-cell table:style-name="ce45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31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0.08" calcext:value-type="float">
            <text:p>60.08</text:p>
          </table:table-cell>
          <table:table-cell table:style-name="ce45" office:value-type="float" office:value="0.64" calcext:value-type="float">
            <text:p>0.64</text:p>
          </table:table-cell>
          <table:table-cell table:style-name="ce45" office:value-type="float" office:value="15.26" calcext:value-type="float">
            <text:p>15.26</text:p>
          </table:table-cell>
          <table:table-cell table:style-name="ce45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31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75" calcext:value-type="float">
            <text:p>63.75</text:p>
          </table:table-cell>
          <table:table-cell table:style-name="ce45" office:value-type="float" office:value="0.66" calcext:value-type="float">
            <text:p>0.66</text:p>
          </table:table-cell>
          <table:table-cell table:style-name="ce45" office:value-type="float" office:value="20.91" calcext:value-type="float">
            <text:p>20.91</text:p>
          </table:table-cell>
          <table:table-cell table:style-name="ce45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31" office:value-type="float" office:value="0.462989067755634" calcext:value-type="float">
            <text:p>0.462989067755634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3.51" calcext:value-type="float">
            <text:p>93.51</text:p>
          </table:table-cell>
          <table:table-cell table:style-name="ce45" office:value-type="float" office:value="1.28" calcext:value-type="float">
            <text:p>1.28</text:p>
          </table:table-cell>
          <table:table-cell table:style-name="ce45" office:value-type="float" office:value="9.86" calcext:value-type="float">
            <text:p>9.86</text:p>
          </table:table-cell>
          <table:table-cell table:style-name="ce45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31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66.32" calcext:value-type="float">
            <text:p>66.32</text:p>
          </table:table-cell>
          <table:table-cell table:style-name="ce45" office:value-type="float" office:value="0.49" calcext:value-type="float">
            <text:p>0.49</text:p>
          </table:table-cell>
          <table:table-cell table:style-name="ce45" office:value-type="float" office:value="11.99" calcext:value-type="float">
            <text:p>11.99</text:p>
          </table:table-cell>
          <table:table-cell table:style-name="ce45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31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31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31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111.48" calcext:value-type="float">
            <text:p>111.48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8.77" calcext:value-type="float">
            <text:p>8.77</text:p>
          </table:table-cell>
          <table:table-cell table:style-name="Default"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  <table:table-cell table:formula="of:=([.E16]-[.G16])/[.G16]/[.G16]" office:value-type="float" office:value="1.33540667430301" calcext:value-type="float">
            <text:p>1.34</text:p>
          </table:table-cell>
          <table:table-cell table:formula="of:=[.E16]-[.G16]" office:value-type="float" office:value="102.71" calcext:value-type="float">
            <text:p>102.71</text:p>
          </table:table-cell>
          <table:table-cell table:formula="of:=[.G16]^3/[.S16]" office:value-type="float" office:value="6.56728782981209" calcext:value-type="float">
            <text:p>6.57</text:p>
          </table:table-cell>
          <table:table-cell table:number-columns-repeated="2"/>
          <table:table-cell table:formula="of:=[.S16]/[.G16]" office:value-type="float" office:value="11.7115165336374" calcext:value-type="float">
            <text:p>11.71</text:p>
          </table:table-cell>
          <table:table-cell/>
          <table:table-cell office:value-type="float" office:value="0.288401993904733" calcext:value-type="float">
            <text:p>0.288401993904733</text:p>
          </table:table-cell>
          <table:table-cell office:value-type="float" office:value="8" calcext:value-type="float">
            <text:p>8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7]-[.G17])/[.G17]/[.G17]" office:value-type="float" office:value="0.166453668528212" calcext:value-type="float">
            <text:p>0.17</text:p>
          </table:table-cell>
          <table:table-cell table:formula="of:=[.E17]-[.G17]" office:value-type="float" office:value="23.77" calcext:value-type="float">
            <text:p>23.77</text:p>
          </table:table-cell>
          <table:table-cell table:formula="of:=[.G17]^3/[.S17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7]/[.G17]" office:value-type="float" office:value="1.98912133891213" calcext:value-type="float">
            <text:p>1.99</text:p>
          </table:table-cell>
          <table:table-cell table:formula="of:=[.V17]/[.D17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</table:table-row>
        <calcext:conditional-formats>
          <calcext:conditional-format calcext:target-range-address="tmp.Y9:tmp.Y17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45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6:55:29.6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6-28T17:41:06.594000000</dc:date>
    <meta:editing-cycles>98</meta:editing-cycles>
    <meta:editing-duration>P40DT15H57M36S</meta:editing-duration>
    <meta:generator>LibreOffice/7.2.0.4$Windows_X86_64 LibreOffice_project/9a9c6381e3f7a62afc1329bd359cc48accb6435b</meta:generator>
    <meta:document-statistic meta:table-count="9" meta:cell-count="8129" meta:object-count="0"/>
  </office:meta>
</office:document-meta>
</file>